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1]-[.F$2])^2" office:value-type="float" office:value="79.5664">
            <text:p>79.5664</text:p>
          </table:table-cell>
          <table:table-cell table:formula="of:=([.B1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2]-[.F$2])^2" office:value-type="float" office:value="0.846400000000003">
            <text:p>0.8464</text:p>
          </table:table-cell>
          <table:table-cell table:formula="of:=([.B2]-[.J$2])^2" office:value-type="float" office:value="11.621281">
            <text:p>11.621281</text:p>
          </table:table-cell>
          <table:table-cell/>
          <table:table-cell table:formula="of:=SUM([.A1:.A1000])/1000" office:value-type="float" office:value="23.08">
            <text:p>23.08</text:p>
          </table:table-cell>
          <table:table-cell table:formula="of:=SUM([.C1:.C1000])/999" office:value-type="float" office:value="78.2018018018018">
            <text:p>78.2018018018</text:p>
          </table:table-cell>
          <table:table-cell table:formula="of:=MAX([.A1:.A1000])" office:value-type="float" office:value="71">
            <text:p>71</text:p>
          </table:table-cell>
          <table:table-cell table:formula="of:=MIN([.A1:.A1000])" office:value-type="float" office:value="12">
            <text:p>12</text:p>
          </table:table-cell>
          <table:table-cell table:formula="of:=SUM([.B1:.B1000])/1000" office:value-type="float" office:value="17.409">
            <text:p>17.409</text:p>
          </table:table-cell>
          <table:table-cell table:formula="of:=SUM([.D1:.D1000])/999" office:value-type="float" office:value="55.2329519519516">
            <text:p>55.232951952</text:p>
          </table:table-cell>
          <table:table-cell table:formula="of:=MAX([.B1:.B1000])" office:value-type="float" office:value="53">
            <text:p>53</text:p>
          </table:table-cell>
          <table:table-cell table:formula="of:=MIN([.B1:.B1000])" office:value-type="float" office:value="8">
            <text:p>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]-[.F$2])^2" office:value-type="float" office:value="36.9664">
            <text:p>36.9664</text:p>
          </table:table-cell>
          <table:table-cell table:formula="of:=([.B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]-[.F$2])^2" office:value-type="float" office:value="16.6464">
            <text:p>16.6464</text:p>
          </table:table-cell>
          <table:table-cell table:formula="of:=([.B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]-[.F$2])^2" office:value-type="float" office:value="36.9664">
            <text:p>36.9664</text:p>
          </table:table-cell>
          <table:table-cell table:formula="of:=([.B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]-[.F$2])^2" office:value-type="float" office:value="36.9664">
            <text:p>36.9664</text:p>
          </table:table-cell>
          <table:table-cell table:formula="of:=([.B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7]-[.F$2])^2" office:value-type="float" office:value="25.8064">
            <text:p>25.8064</text:p>
          </table:table-cell>
          <table:table-cell table:formula="of:=([.B7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formula="of:=([.A8]-[.F$2])^2" office:value-type="float" office:value="36.9664">
            <text:p>36.9664</text:p>
          </table:table-cell>
          <table:table-cell table:formula="of:=([.B8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table:formula="of:=([.A9]-[.F$2])^2" office:value-type="float" office:value="222.6064">
            <text:p>222.6064</text:p>
          </table:table-cell>
          <table:table-cell table:formula="of:=([.B9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24.2064">
            <text:p>24.2064</text:p>
          </table:table-cell>
          <table:table-cell table:formula="of:=([.B1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1]-[.F$2])^2" office:value-type="float" office:value="16.6464">
            <text:p>16.6464</text:p>
          </table:table-cell>
          <table:table-cell table:formula="of:=([.B11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formula="of:=([.A12]-[.F$2])^2" office:value-type="float" office:value="0.846400000000003">
            <text:p>0.8464</text:p>
          </table:table-cell>
          <table:table-cell table:formula="of:=([.B12]-[.J$2])^2" office:value-type="float" office:value="309.443281">
            <text:p>309.44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]-[.F$2])^2" office:value-type="float" office:value="36.9664">
            <text:p>36.9664</text:p>
          </table:table-cell>
          <table:table-cell table:formula="of:=([.B1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formula="of:=([.A14]-[.F$2])^2" office:value-type="float" office:value="8.52640000000001">
            <text:p>8.5264</text:p>
          </table:table-cell>
          <table:table-cell table:formula="of:=([.B14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15]-[.F$2])^2" office:value-type="float" office:value="8.52640000000001">
            <text:p>8.5264</text:p>
          </table:table-cell>
          <table:table-cell table:formula="of:=([.B1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([.A16]-[.F$2])^2" office:value-type="float" office:value="35.0464">
            <text:p>35.0464</text:p>
          </table:table-cell>
          <table:table-cell table:formula="of:=([.B16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17]-[.F$2])^2" office:value-type="float" office:value="0.846400000000003">
            <text:p>0.8464</text:p>
          </table:table-cell>
          <table:table-cell table:formula="of:=([.B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]-[.F$2])^2" office:value-type="float" office:value="25.8064">
            <text:p>25.8064</text:p>
          </table:table-cell>
          <table:table-cell table:formula="of:=([.B1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19]-[.F$2])^2" office:value-type="float" office:value="1.1664">
            <text:p>1.1664</text:p>
          </table:table-cell>
          <table:table-cell table:formula="of:=([.B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0]-[.F$2])^2" office:value-type="float" office:value="36.9664">
            <text:p>36.9664</text:p>
          </table:table-cell>
          <table:table-cell table:formula="of:=([.B2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table:formula="of:=([.A21]-[.F$2])^2" office:value-type="float" office:value="572.1664">
            <text:p>572.1664</text:p>
          </table:table-cell>
          <table:table-cell table:formula="of:=([.B21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2]-[.F$2])^2" office:value-type="float" office:value="36.9664">
            <text:p>36.9664</text:p>
          </table:table-cell>
          <table:table-cell table:formula="of:=([.B2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23]-[.F$2])^2" office:value-type="float" office:value="35.0464">
            <text:p>35.0464</text:p>
          </table:table-cell>
          <table:table-cell table:formula="of:=([.B2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4]-[.F$2])^2" office:value-type="float" office:value="25.8064">
            <text:p>25.8064</text:p>
          </table:table-cell>
          <table:table-cell table:formula="of:=([.B2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]-[.F$2])^2" office:value-type="float" office:value="36.9664">
            <text:p>36.9664</text:p>
          </table:table-cell>
          <table:table-cell table:formula="of:=([.B2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6]-[.F$2])^2" office:value-type="float" office:value="35.0464">
            <text:p>35.0464</text:p>
          </table:table-cell>
          <table:table-cell table:formula="of:=([.B2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27]-[.F$2])^2" office:value-type="float" office:value="0.846400000000003">
            <text:p>0.8464</text:p>
          </table:table-cell>
          <table:table-cell table:formula="of:=([.B2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28]-[.F$2])^2" office:value-type="float" office:value="25.8064">
            <text:p>25.8064</text:p>
          </table:table-cell>
          <table:table-cell table:formula="of:=([.B28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formula="of:=([.A29]-[.F$2])^2" office:value-type="float" office:value="36.9664">
            <text:p>36.9664</text:p>
          </table:table-cell>
          <table:table-cell table:formula="of:=([.B2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0]-[.F$2])^2" office:value-type="float" office:value="25.8064">
            <text:p>25.8064</text:p>
          </table:table-cell>
          <table:table-cell table:formula="of:=([.B3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31]-[.F$2])^2" office:value-type="float" office:value="9.48639999999999">
            <text:p>9.4864</text:p>
          </table:table-cell>
          <table:table-cell table:formula="of:=([.B31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formula="of:=([.A32]-[.F$2])^2" office:value-type="float" office:value="98.4064">
            <text:p>98.4064</text:p>
          </table:table-cell>
          <table:table-cell table:formula="of:=([.B32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36.9664">
            <text:p>36.9664</text:p>
          </table:table-cell>
          <table:table-cell table:formula="of:=([.B3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([.A34]-[.F$2])^2" office:value-type="float" office:value="3.68640000000001">
            <text:p>3.6864</text:p>
          </table:table-cell>
          <table:table-cell table:formula="of:=([.B3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([.A35]-[.F$2])^2" office:value-type="float" office:value="35.0464">
            <text:p>35.0464</text:p>
          </table:table-cell>
          <table:table-cell table:formula="of:=([.B35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6]-[.F$2])^2" office:value-type="float" office:value="25.8064">
            <text:p>25.8064</text:p>
          </table:table-cell>
          <table:table-cell table:formula="of:=([.B3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7]-[.F$2])^2" office:value-type="float" office:value="36.9664">
            <text:p>36.9664</text:p>
          </table:table-cell>
          <table:table-cell table:formula="of:=([.B37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formula="of:=([.A38]-[.F$2])^2" office:value-type="float" office:value="142.0864">
            <text:p>142.0864</text:p>
          </table:table-cell>
          <table:table-cell table:formula="of:=([.B38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]-[.F$2])^2" office:value-type="float" office:value="36.9664">
            <text:p>36.9664</text:p>
          </table:table-cell>
          <table:table-cell table:formula="of:=([.B3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0]-[.F$2])^2" office:value-type="float" office:value="50.1264">
            <text:p>50.1264</text:p>
          </table:table-cell>
          <table:table-cell table:formula="of:=([.B4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([.A41]-[.F$2])^2" office:value-type="float" office:value="36.9664">
            <text:p>36.9664</text:p>
          </table:table-cell>
          <table:table-cell table:formula="of:=([.B41]-[.J$2])^2" office:value-type="float" office:value="309.443281">
            <text:p>309.443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([.A42]-[.F$2])^2" office:value-type="float" office:value="35.0464">
            <text:p>35.0464</text:p>
          </table:table-cell>
          <table:table-cell table:formula="of:=([.B42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3]-[.F$2])^2" office:value-type="float" office:value="9.48639999999999">
            <text:p>9.4864</text:p>
          </table:table-cell>
          <table:table-cell table:formula="of:=([.B4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44]-[.F$2])^2" office:value-type="float" office:value="396.8064">
            <text:p>396.8064</text:p>
          </table:table-cell>
          <table:table-cell table:formula="of:=([.B4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]-[.F$2])^2" office:value-type="float" office:value="36.9664">
            <text:p>36.9664</text:p>
          </table:table-cell>
          <table:table-cell table:formula="of:=([.B4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6]-[.F$2])^2" office:value-type="float" office:value="50.1264">
            <text:p>50.1264</text:p>
          </table:table-cell>
          <table:table-cell table:formula="of:=([.B4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7]-[.F$2])^2" office:value-type="float" office:value="36.9664">
            <text:p>36.9664</text:p>
          </table:table-cell>
          <table:table-cell table:formula="of:=([.B4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8]-[.F$2])^2" office:value-type="float" office:value="15.3664">
            <text:p>15.3664</text:p>
          </table:table-cell>
          <table:table-cell table:formula="of:=([.B4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49]-[.F$2])^2" office:value-type="float" office:value="24.2064">
            <text:p>24.2064</text:p>
          </table:table-cell>
          <table:table-cell table:formula="of:=([.B4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50]-[.F$2])^2" office:value-type="float" office:value="35.0464">
            <text:p>35.0464</text:p>
          </table:table-cell>
          <table:table-cell table:formula="of:=([.B5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table:formula="of:=([.A51]-[.F$2])^2" office:value-type="float" office:value="671.8464">
            <text:p>671.8464</text:p>
          </table:table-cell>
          <table:table-cell table:formula="of:=([.B51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]-[.F$2])^2" office:value-type="float" office:value="50.1264">
            <text:p>50.1264</text:p>
          </table:table-cell>
          <table:table-cell table:formula="of:=([.B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]-[.F$2])^2" office:value-type="float" office:value="36.9664">
            <text:p>36.9664</text:p>
          </table:table-cell>
          <table:table-cell table:formula="of:=([.B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54]-[.F$2])^2" office:value-type="float" office:value="24.2064">
            <text:p>24.2064</text:p>
          </table:table-cell>
          <table:table-cell table:formula="of:=([.B5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]-[.F$2])^2" office:value-type="float" office:value="50.1264">
            <text:p>50.1264</text:p>
          </table:table-cell>
          <table:table-cell table:formula="of:=([.B5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56]-[.F$2])^2" office:value-type="float" office:value="0.00639999999999973">
            <text:p>0.0064</text:p>
          </table:table-cell>
          <table:table-cell table:formula="of:=([.B56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7]-[.F$2])^2" office:value-type="float" office:value="50.1264">
            <text:p>50.1264</text:p>
          </table:table-cell>
          <table:table-cell table:formula="of:=([.B57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]-[.F$2])^2" office:value-type="float" office:value="25.8064">
            <text:p>25.8064</text:p>
          </table:table-cell>
          <table:table-cell table:formula="of:=([.B5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]-[.F$2])^2" office:value-type="float" office:value="36.9664">
            <text:p>36.9664</text:p>
          </table:table-cell>
          <table:table-cell table:formula="of:=([.B5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60]-[.F$2])^2" office:value-type="float" office:value="0.846400000000003">
            <text:p>0.8464</text:p>
          </table:table-cell>
          <table:table-cell table:formula="of:=([.B60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1]-[.F$2])^2" office:value-type="float" office:value="16.6464">
            <text:p>16.6464</text:p>
          </table:table-cell>
          <table:table-cell table:formula="of:=([.B6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]-[.F$2])^2" office:value-type="float" office:value="36.9664">
            <text:p>36.9664</text:p>
          </table:table-cell>
          <table:table-cell table:formula="of:=([.B6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63]-[.F$2])^2" office:value-type="float" office:value="98.4064">
            <text:p>98.4064</text:p>
          </table:table-cell>
          <table:table-cell table:formula="of:=([.B6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]-[.F$2])^2" office:value-type="float" office:value="50.1264">
            <text:p>50.1264</text:p>
          </table:table-cell>
          <table:table-cell table:formula="of:=([.B6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65]-[.F$2])^2" office:value-type="float" office:value="79.5664">
            <text:p>79.5664</text:p>
          </table:table-cell>
          <table:table-cell table:formula="of:=([.B65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6]-[.F$2])^2" office:value-type="float" office:value="9.48639999999999">
            <text:p>9.4864</text:p>
          </table:table-cell>
          <table:table-cell table:formula="of:=([.B6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67]-[.F$2])^2" office:value-type="float" office:value="62.7264">
            <text:p>62.7264</text:p>
          </table:table-cell>
          <table:table-cell table:formula="of:=([.B67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8]-[.F$2])^2" office:value-type="float" office:value="36.9664">
            <text:p>36.9664</text:p>
          </table:table-cell>
          <table:table-cell table:formula="of:=([.B6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69]-[.F$2])^2" office:value-type="float" office:value="193.7664">
            <text:p>193.7664</text:p>
          </table:table-cell>
          <table:table-cell table:formula="of:=([.B6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70]-[.F$2])^2" office:value-type="float" office:value="8.52640000000001">
            <text:p>8.5264</text:p>
          </table:table-cell>
          <table:table-cell table:formula="of:=([.B70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71]-[.F$2])^2" office:value-type="float" office:value="142.0864">
            <text:p>142.0864</text:p>
          </table:table-cell>
          <table:table-cell table:formula="of:=([.B71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72]-[.F$2])^2" office:value-type="float" office:value="142.0864">
            <text:p>142.0864</text:p>
          </table:table-cell>
          <table:table-cell table:formula="of:=([.B7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3]-[.F$2])^2" office:value-type="float" office:value="0.846400000000003">
            <text:p>0.8464</text:p>
          </table:table-cell>
          <table:table-cell table:formula="of:=([.B7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table:formula="of:=([.A74]-[.F$2])^2" office:value-type="float" office:value="621.0064">
            <text:p>621.0064</text:p>
          </table:table-cell>
          <table:table-cell table:formula="of:=([.B74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75]-[.F$2])^2" office:value-type="float" office:value="15.3664">
            <text:p>15.3664</text:p>
          </table:table-cell>
          <table:table-cell table:formula="of:=([.B7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]-[.F$2])^2" office:value-type="float" office:value="50.1264">
            <text:p>50.1264</text:p>
          </table:table-cell>
          <table:table-cell table:formula="of:=([.B7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7]-[.F$2])^2" office:value-type="float" office:value="50.1264">
            <text:p>50.1264</text:p>
          </table:table-cell>
          <table:table-cell table:formula="of:=([.B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formula="of:=([.A78]-[.F$2])^2" office:value-type="float" office:value="222.6064">
            <text:p>222.6064</text:p>
          </table:table-cell>
          <table:table-cell table:formula="of:=([.B78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9]-[.F$2])^2" office:value-type="float" office:value="36.9664">
            <text:p>36.9664</text:p>
          </table:table-cell>
          <table:table-cell table:formula="of:=([.B7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80]-[.F$2])^2" office:value-type="float" office:value="16.6464">
            <text:p>16.6464</text:p>
          </table:table-cell>
          <table:table-cell table:formula="of:=([.B80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81]-[.F$2])^2" office:value-type="float" office:value="25.8064">
            <text:p>25.8064</text:p>
          </table:table-cell>
          <table:table-cell table:formula="of:=([.B81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formula="of:=([.A82]-[.F$2])^2" office:value-type="float" office:value="193.7664">
            <text:p>193.7664</text:p>
          </table:table-cell>
          <table:table-cell table:formula="of:=([.B82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83]-[.F$2])^2" office:value-type="float" office:value="36.9664">
            <text:p>36.9664</text:p>
          </table:table-cell>
          <table:table-cell table:formula="of:=([.B83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4]-[.F$2])^2" office:value-type="float" office:value="50.1264">
            <text:p>50.1264</text:p>
          </table:table-cell>
          <table:table-cell table:formula="of:=([.B8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85]-[.F$2])^2" office:value-type="float" office:value="16.6464">
            <text:p>16.6464</text:p>
          </table:table-cell>
          <table:table-cell table:formula="of:=([.B85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6]-[.F$2])^2" office:value-type="float" office:value="36.9664">
            <text:p>36.9664</text:p>
          </table:table-cell>
          <table:table-cell table:formula="of:=([.B8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87]-[.F$2])^2" office:value-type="float" office:value="24.2064">
            <text:p>24.2064</text:p>
          </table:table-cell>
          <table:table-cell table:formula="of:=([.B87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88]-[.F$2])^2" office:value-type="float" office:value="98.4064">
            <text:p>98.4064</text:p>
          </table:table-cell>
          <table:table-cell table:formula="of:=([.B88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]-[.F$2])^2" office:value-type="float" office:value="25.8064">
            <text:p>25.8064</text:p>
          </table:table-cell>
          <table:table-cell table:formula="of:=([.B8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formula="of:=([.A90]-[.F$2])^2" office:value-type="float" office:value="15.3664">
            <text:p>15.3664</text:p>
          </table:table-cell>
          <table:table-cell table:formula="of:=([.B90]-[.J$2])^2" office:value-type="float" office:value="707.081281">
            <text:p>707.08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]-[.F$2])^2" office:value-type="float" office:value="36.9664">
            <text:p>36.9664</text:p>
          </table:table-cell>
          <table:table-cell table:formula="of:=([.B9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([.A92]-[.F$2])^2" office:value-type="float" office:value="15.3664">
            <text:p>15.3664</text:p>
          </table:table-cell>
          <table:table-cell table:formula="of:=([.B92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]-[.F$2])^2" office:value-type="float" office:value="50.1264">
            <text:p>50.1264</text:p>
          </table:table-cell>
          <table:table-cell table:formula="of:=([.B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formula="of:=([.A94]-[.F$2])^2" office:value-type="float" office:value="36.9664">
            <text:p>36.9664</text:p>
          </table:table-cell>
          <table:table-cell table:formula="of:=([.B94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5]-[.F$2])^2" office:value-type="float" office:value="25.8064">
            <text:p>25.8064</text:p>
          </table:table-cell>
          <table:table-cell table:formula="of:=([.B9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]-[.F$2])^2" office:value-type="float" office:value="36.9664">
            <text:p>36.9664</text:p>
          </table:table-cell>
          <table:table-cell table:formula="of:=([.B9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97]-[.F$2])^2" office:value-type="float" office:value="15.3664">
            <text:p>15.3664</text:p>
          </table:table-cell>
          <table:table-cell table:formula="of:=([.B97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]-[.F$2])^2" office:value-type="float" office:value="25.8064">
            <text:p>25.8064</text:p>
          </table:table-cell>
          <table:table-cell table:formula="of:=([.B9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9]-[.F$2])^2" office:value-type="float" office:value="50.1264">
            <text:p>50.1264</text:p>
          </table:table-cell>
          <table:table-cell table:formula="of:=([.B9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00]-[.F$2])^2" office:value-type="float" office:value="25.8064">
            <text:p>25.8064</text:p>
          </table:table-cell>
          <table:table-cell table:formula="of:=([.B100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1]-[.F$2])^2" office:value-type="float" office:value="36.9664">
            <text:p>36.9664</text:p>
          </table:table-cell>
          <table:table-cell table:formula="of:=([.B10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2]-[.F$2])^2" office:value-type="float" office:value="36.9664">
            <text:p>36.9664</text:p>
          </table:table-cell>
          <table:table-cell table:formula="of:=([.B1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3]-[.F$2])^2" office:value-type="float" office:value="25.8064">
            <text:p>25.8064</text:p>
          </table:table-cell>
          <table:table-cell table:formula="of:=([.B10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4]-[.F$2])^2" office:value-type="float" office:value="50.1264">
            <text:p>50.1264</text:p>
          </table:table-cell>
          <table:table-cell table:formula="of:=([.B10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25.8064">
            <text:p>25.8064</text:p>
          </table:table-cell>
          <table:table-cell table:formula="of:=([.B1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106]-[.F$2])^2" office:value-type="float" office:value="36.9664">
            <text:p>36.9664</text:p>
          </table:table-cell>
          <table:table-cell table:formula="of:=([.B106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formula="of:=([.A107]-[.F$2])^2" office:value-type="float" office:value="3.68640000000001">
            <text:p>3.6864</text:p>
          </table:table-cell>
          <table:table-cell table:formula="of:=([.B107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08]-[.F$2])^2" office:value-type="float" office:value="50.1264">
            <text:p>50.1264</text:p>
          </table:table-cell>
          <table:table-cell table:formula="of:=([.B10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109]-[.F$2])^2" office:value-type="float" office:value="8.52640000000001">
            <text:p>8.5264</text:p>
          </table:table-cell>
          <table:table-cell table:formula="of:=([.B10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10]-[.F$2])^2" office:value-type="float" office:value="36.9664">
            <text:p>36.9664</text:p>
          </table:table-cell>
          <table:table-cell table:formula="of:=([.B11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11]-[.F$2])^2" office:value-type="float" office:value="50.1264">
            <text:p>50.1264</text:p>
          </table:table-cell>
          <table:table-cell table:formula="of:=([.B11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table:formula="of:=([.A112]-[.F$2])^2" office:value-type="float" office:value="1083.7264">
            <text:p>1083.7264</text:p>
          </table:table-cell>
          <table:table-cell table:formula="of:=([.B11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formula="of:=([.A113]-[.F$2])^2" office:value-type="float" office:value="36.9664">
            <text:p>36.9664</text:p>
          </table:table-cell>
          <table:table-cell table:formula="of:=([.B113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14]-[.F$2])^2" office:value-type="float" office:value="36.9664">
            <text:p>36.9664</text:p>
          </table:table-cell>
          <table:table-cell table:formula="of:=([.B11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115]-[.F$2])^2" office:value-type="float" office:value="62.7264">
            <text:p>62.7264</text:p>
          </table:table-cell>
          <table:table-cell table:formula="of:=([.B11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16.6464">
            <text:p>16.6464</text:p>
          </table:table-cell>
          <table:table-cell table:formula="of:=([.B1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117]-[.F$2])^2" office:value-type="float" office:value="36.9664">
            <text:p>36.9664</text:p>
          </table:table-cell>
          <table:table-cell table:formula="of:=([.B117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18]-[.F$2])^2" office:value-type="float" office:value="36.9664">
            <text:p>36.9664</text:p>
          </table:table-cell>
          <table:table-cell table:formula="of:=([.B11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119]-[.F$2])^2" office:value-type="float" office:value="36.9664">
            <text:p>36.9664</text:p>
          </table:table-cell>
          <table:table-cell table:formula="of:=([.B119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([.A120]-[.F$2])^2" office:value-type="float" office:value="3.68640000000001">
            <text:p>3.6864</text:p>
          </table:table-cell>
          <table:table-cell table:formula="of:=([.B120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121]-[.F$2])^2" office:value-type="float" office:value="36.9664">
            <text:p>36.9664</text:p>
          </table:table-cell>
          <table:table-cell table:formula="of:=([.B121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2]-[.F$2])^2" office:value-type="float" office:value="36.9664">
            <text:p>36.9664</text:p>
          </table:table-cell>
          <table:table-cell table:formula="of:=([.B12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3]-[.F$2])^2" office:value-type="float" office:value="50.1264">
            <text:p>50.1264</text:p>
          </table:table-cell>
          <table:table-cell table:formula="of:=([.B12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4]-[.F$2])^2" office:value-type="float" office:value="50.1264">
            <text:p>50.1264</text:p>
          </table:table-cell>
          <table:table-cell table:formula="of:=([.B12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table:formula="of:=([.A125]-[.F$2])^2" office:value-type="float" office:value="1083.7264">
            <text:p>1083.7264</text:p>
          </table:table-cell>
          <table:table-cell table:formula="of:=([.B125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26]-[.F$2])^2" office:value-type="float" office:value="36.9664">
            <text:p>36.9664</text:p>
          </table:table-cell>
          <table:table-cell table:formula="of:=([.B12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7]-[.F$2])^2" office:value-type="float" office:value="36.9664">
            <text:p>36.9664</text:p>
          </table:table-cell>
          <table:table-cell table:formula="of:=([.B12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128]-[.F$2])^2" office:value-type="float" office:value="65.2864">
            <text:p>65.2864</text:p>
          </table:table-cell>
          <table:table-cell table:formula="of:=([.B12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36.9664">
            <text:p>36.9664</text:p>
          </table:table-cell>
          <table:table-cell table:formula="of:=([.B12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30]-[.F$2])^2" office:value-type="float" office:value="36.9664">
            <text:p>36.9664</text:p>
          </table:table-cell>
          <table:table-cell table:formula="of:=([.B13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31]-[.F$2])^2" office:value-type="float" office:value="24.2064">
            <text:p>24.2064</text:p>
          </table:table-cell>
          <table:table-cell table:formula="of:=([.B13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32]-[.F$2])^2" office:value-type="float" office:value="25.8064">
            <text:p>25.8064</text:p>
          </table:table-cell>
          <table:table-cell table:formula="of:=([.B13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133]-[.F$2])^2" office:value-type="float" office:value="15.3664">
            <text:p>15.3664</text:p>
          </table:table-cell>
          <table:table-cell table:formula="of:=([.B133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134]-[.F$2])^2" office:value-type="float" office:value="36.9664">
            <text:p>36.9664</text:p>
          </table:table-cell>
          <table:table-cell table:formula="of:=([.B13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35]-[.F$2])^2" office:value-type="float" office:value="50.1264">
            <text:p>50.1264</text:p>
          </table:table-cell>
          <table:table-cell table:formula="of:=([.B13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table:formula="of:=([.A136]-[.F$2])^2" office:value-type="float" office:value="79.5664">
            <text:p>79.5664</text:p>
          </table:table-cell>
          <table:table-cell table:formula="of:=([.B136]-[.J$2])^2" office:value-type="float" office:value="817.445281">
            <text:p>817.445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137]-[.F$2])^2" office:value-type="float" office:value="79.5664">
            <text:p>79.5664</text:p>
          </table:table-cell>
          <table:table-cell table:formula="of:=([.B13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38]-[.F$2])^2" office:value-type="float" office:value="25.8064">
            <text:p>25.8064</text:p>
          </table:table-cell>
          <table:table-cell table:formula="of:=([.B13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39]-[.F$2])^2" office:value-type="float" office:value="36.9664">
            <text:p>36.9664</text:p>
          </table:table-cell>
          <table:table-cell table:formula="of:=([.B13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0]-[.F$2])^2" office:value-type="float" office:value="36.9664">
            <text:p>36.9664</text:p>
          </table:table-cell>
          <table:table-cell table:formula="of:=([.B14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1]-[.F$2])^2" office:value-type="float" office:value="25.8064">
            <text:p>25.8064</text:p>
          </table:table-cell>
          <table:table-cell table:formula="of:=([.B14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142]-[.F$2])^2" office:value-type="float" office:value="35.0464">
            <text:p>35.0464</text:p>
          </table:table-cell>
          <table:table-cell table:formula="of:=([.B14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3]-[.F$2])^2" office:value-type="float" office:value="25.8064">
            <text:p>25.8064</text:p>
          </table:table-cell>
          <table:table-cell table:formula="of:=([.B14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([.A144]-[.F$2])^2" office:value-type="float" office:value="98.4064">
            <text:p>98.4064</text:p>
          </table:table-cell>
          <table:table-cell table:formula="of:=([.B144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36.9664">
            <text:p>36.9664</text:p>
          </table:table-cell>
          <table:table-cell table:formula="of:=([.B14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([.A146]-[.F$2])^2" office:value-type="float" office:value="47.8864">
            <text:p>47.8864</text:p>
          </table:table-cell>
          <table:table-cell table:formula="of:=([.B146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7]-[.F$2])^2" office:value-type="float" office:value="25.8064">
            <text:p>25.8064</text:p>
          </table:table-cell>
          <table:table-cell table:formula="of:=([.B1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48]-[.F$2])^2" office:value-type="float" office:value="4.32639999999999">
            <text:p>4.3264</text:p>
          </table:table-cell>
          <table:table-cell table:formula="of:=([.B14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table:formula="of:=([.A149]-[.F$2])^2" office:value-type="float" office:value="98.4064">
            <text:p>98.4064</text:p>
          </table:table-cell>
          <table:table-cell table:formula="of:=([.B14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150]-[.F$2])^2" office:value-type="float" office:value="15.3664">
            <text:p>15.3664</text:p>
          </table:table-cell>
          <table:table-cell table:formula="of:=([.B15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151]-[.F$2])^2" office:value-type="float" office:value="36.9664">
            <text:p>36.9664</text:p>
          </table:table-cell>
          <table:table-cell table:formula="of:=([.B15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2]-[.F$2])^2" office:value-type="float" office:value="25.8064">
            <text:p>25.8064</text:p>
          </table:table-cell>
          <table:table-cell table:formula="of:=([.B15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3]-[.F$2])^2" office:value-type="float" office:value="25.8064">
            <text:p>25.8064</text:p>
          </table:table-cell>
          <table:table-cell table:formula="of:=([.B1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154]-[.F$2])^2" office:value-type="float" office:value="0.00639999999999973">
            <text:p>0.0064</text:p>
          </table:table-cell>
          <table:table-cell table:formula="of:=([.B154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155]-[.F$2])^2" office:value-type="float" office:value="24.2064">
            <text:p>24.2064</text:p>
          </table:table-cell>
          <table:table-cell table:formula="of:=([.B15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table:formula="of:=([.A156]-[.F$2])^2" office:value-type="float" office:value="1018.8864">
            <text:p>1018.8864</text:p>
          </table:table-cell>
          <table:table-cell table:formula="of:=([.B156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25.8064">
            <text:p>25.8064</text:p>
          </table:table-cell>
          <table:table-cell table:formula="of:=([.B15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1">
            <text:p>21</text:p>
          </table:table-cell>
          <table:table-cell table:formula="of:=([.A158]-[.F$2])^2" office:value-type="float" office:value="4.32639999999999">
            <text:p>4.3264</text:p>
          </table:table-cell>
          <table:table-cell table:formula="of:=([.B158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36.9664">
            <text:p>36.9664</text:p>
          </table:table-cell>
          <table:table-cell table:formula="of:=([.B15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A160]-[.F$2])^2" office:value-type="float" office:value="222.6064">
            <text:p>222.6064</text:p>
          </table:table-cell>
          <table:table-cell table:formula="of:=([.B160]-[.J$2])^2" office:value-type="float" office:value="556.535281">
            <text:p>556.535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61]-[.F$2])^2" office:value-type="float" office:value="9.48639999999999">
            <text:p>9.4864</text:p>
          </table:table-cell>
          <table:table-cell table:formula="of:=([.B16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([.A162]-[.F$2])^2" office:value-type="float" office:value="166.9264">
            <text:p>166.9264</text:p>
          </table:table-cell>
          <table:table-cell table:formula="of:=([.B162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163]-[.F$2])^2" office:value-type="float" office:value="79.5664">
            <text:p>79.5664</text:p>
          </table:table-cell>
          <table:table-cell table:formula="of:=([.B16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25.8064">
            <text:p>25.8064</text:p>
          </table:table-cell>
          <table:table-cell table:formula="of:=([.B16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165]-[.F$2])^2" office:value-type="float" office:value="15.3664">
            <text:p>15.3664</text:p>
          </table:table-cell>
          <table:table-cell table:formula="of:=([.B16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166]-[.F$2])^2" office:value-type="float" office:value="50.1264">
            <text:p>50.1264</text:p>
          </table:table-cell>
          <table:table-cell table:formula="of:=([.B16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67]-[.F$2])^2" office:value-type="float" office:value="50.1264">
            <text:p>50.1264</text:p>
          </table:table-cell>
          <table:table-cell table:formula="of:=([.B16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168]-[.F$2])^2" office:value-type="float" office:value="79.5664">
            <text:p>79.5664</text:p>
          </table:table-cell>
          <table:table-cell table:formula="of:=([.B16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table:formula="of:=([.A169]-[.F$2])^2" office:value-type="float" office:value="79.5664">
            <text:p>79.5664</text:p>
          </table:table-cell>
          <table:table-cell table:formula="of:=([.B169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table:formula="of:=([.A170]-[.F$2])^2" office:value-type="float" office:value="1219.4064">
            <text:p>1219.4064</text:p>
          </table:table-cell>
          <table:table-cell table:formula="of:=([.B170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1]-[.F$2])^2" office:value-type="float" office:value="25.8064">
            <text:p>25.8064</text:p>
          </table:table-cell>
          <table:table-cell table:formula="of:=([.B17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72]-[.F$2])^2" office:value-type="float" office:value="50.1264">
            <text:p>50.1264</text:p>
          </table:table-cell>
          <table:table-cell table:formula="of:=([.B17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73]-[.F$2])^2" office:value-type="float" office:value="1.1664">
            <text:p>1.1664</text:p>
          </table:table-cell>
          <table:table-cell table:formula="of:=([.B17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174]-[.F$2])^2" office:value-type="float" office:value="16.6464">
            <text:p>16.6464</text:p>
          </table:table-cell>
          <table:table-cell table:formula="of:=([.B17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175]-[.F$2])^2" office:value-type="float" office:value="16.6464">
            <text:p>16.6464</text:p>
          </table:table-cell>
          <table:table-cell table:formula="of:=([.B175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76]-[.F$2])^2" office:value-type="float" office:value="36.9664">
            <text:p>36.9664</text:p>
          </table:table-cell>
          <table:table-cell table:formula="of:=([.B17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177]-[.F$2])^2" office:value-type="float" office:value="25.8064">
            <text:p>25.8064</text:p>
          </table:table-cell>
          <table:table-cell table:formula="of:=([.B177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178]-[.F$2])^2" office:value-type="float" office:value="50.1264">
            <text:p>50.1264</text:p>
          </table:table-cell>
          <table:table-cell table:formula="of:=([.B1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79]-[.F$2])^2" office:value-type="float" office:value="25.8064">
            <text:p>25.8064</text:p>
          </table:table-cell>
          <table:table-cell table:formula="of:=([.B17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0]-[.F$2])^2" office:value-type="float" office:value="36.9664">
            <text:p>36.9664</text:p>
          </table:table-cell>
          <table:table-cell table:formula="of:=([.B18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181]-[.F$2])^2" office:value-type="float" office:value="0.00639999999999973">
            <text:p>0.0064</text:p>
          </table:table-cell>
          <table:table-cell table:formula="of:=([.B181]-[.J$2])^2" office:value-type="float" office:value="70.711281">
            <text:p>70.71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2]-[.F$2])^2" office:value-type="float" office:value="25.8064">
            <text:p>25.8064</text:p>
          </table:table-cell>
          <table:table-cell table:formula="of:=([.B18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([.A183]-[.F$2])^2" office:value-type="float" office:value="15.3664">
            <text:p>15.3664</text:p>
          </table:table-cell>
          <table:table-cell table:formula="of:=([.B183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([.A184]-[.F$2])^2" office:value-type="float" office:value="4.32639999999999">
            <text:p>4.3264</text:p>
          </table:table-cell>
          <table:table-cell table:formula="of:=([.B18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85]-[.F$2])^2" office:value-type="float" office:value="36.9664">
            <text:p>36.9664</text:p>
          </table:table-cell>
          <table:table-cell table:formula="of:=([.B18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186]-[.F$2])^2" office:value-type="float" office:value="193.7664">
            <text:p>193.7664</text:p>
          </table:table-cell>
          <table:table-cell table:formula="of:=([.B186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187]-[.F$2])^2" office:value-type="float" office:value="15.3664">
            <text:p>15.3664</text:p>
          </table:table-cell>
          <table:table-cell table:formula="of:=([.B187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([.A188]-[.F$2])^2" office:value-type="float" office:value="1.1664">
            <text:p>1.1664</text:p>
          </table:table-cell>
          <table:table-cell table:formula="of:=([.B188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189]-[.F$2])^2" office:value-type="float" office:value="15.3664">
            <text:p>15.3664</text:p>
          </table:table-cell>
          <table:table-cell table:formula="of:=([.B18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90]-[.F$2])^2" office:value-type="float" office:value="4.32639999999999">
            <text:p>4.3264</text:p>
          </table:table-cell>
          <table:table-cell table:formula="of:=([.B190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1]-[.F$2])^2" office:value-type="float" office:value="36.9664">
            <text:p>36.9664</text:p>
          </table:table-cell>
          <table:table-cell table:formula="of:=([.B19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192]-[.F$2])^2" office:value-type="float" office:value="36.9664">
            <text:p>36.9664</text:p>
          </table:table-cell>
          <table:table-cell table:formula="of:=([.B19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36.9664">
            <text:p>36.9664</text:p>
          </table:table-cell>
          <table:table-cell table:formula="of:=([.B1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194]-[.F$2])^2" office:value-type="float" office:value="98.4064">
            <text:p>98.4064</text:p>
          </table:table-cell>
          <table:table-cell table:formula="of:=([.B19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195]-[.F$2])^2" office:value-type="float" office:value="1.1664">
            <text:p>1.1664</text:p>
          </table:table-cell>
          <table:table-cell table:formula="of:=([.B19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2">
            <text:p>32</text:p>
          </table:table-cell>
          <table:table-cell table:formula="of:=([.A196]-[.F$2])^2" office:value-type="float" office:value="79.5664">
            <text:p>79.5664</text:p>
          </table:table-cell>
          <table:table-cell table:formula="of:=([.B196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97]-[.F$2])^2" office:value-type="float" office:value="50.1264">
            <text:p>50.1264</text:p>
          </table:table-cell>
          <table:table-cell table:formula="of:=([.B19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98]-[.F$2])^2" office:value-type="float" office:value="36.9664">
            <text:p>36.9664</text:p>
          </table:table-cell>
          <table:table-cell table:formula="of:=([.B19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199]-[.F$2])^2" office:value-type="float" office:value="193.7664">
            <text:p>193.7664</text:p>
          </table:table-cell>
          <table:table-cell table:formula="of:=([.B19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formula="of:=([.A200]-[.F$2])^2" office:value-type="float" office:value="25.8064">
            <text:p>25.8064</text:p>
          </table:table-cell>
          <table:table-cell table:formula="of:=([.B20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table:formula="of:=([.A201]-[.F$2])^2" office:value-type="float" office:value="36.9664">
            <text:p>36.9664</text:p>
          </table:table-cell>
          <table:table-cell table:formula="of:=([.B201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36.9664">
            <text:p>36.9664</text:p>
          </table:table-cell>
          <table:table-cell table:formula="of:=([.B2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03]-[.F$2])^2" office:value-type="float" office:value="25.8064">
            <text:p>25.8064</text:p>
          </table:table-cell>
          <table:table-cell table:formula="of:=([.B20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04]-[.F$2])^2" office:value-type="float" office:value="35.0464">
            <text:p>35.0464</text:p>
          </table:table-cell>
          <table:table-cell table:formula="of:=([.B20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">
            <text:p>17</text:p>
          </table:table-cell>
          <table:table-cell table:formula="of:=([.A205]-[.F$2])^2" office:value-type="float" office:value="36.9664">
            <text:p>36.9664</text:p>
          </table:table-cell>
          <table:table-cell table:formula="of:=([.B205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206]-[.F$2])^2" office:value-type="float" office:value="0.846400000000003">
            <text:p>0.8464</text:p>
          </table:table-cell>
          <table:table-cell table:formula="of:=([.B206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207]-[.F$2])^2" office:value-type="float" office:value="15.3664">
            <text:p>15.3664</text:p>
          </table:table-cell>
          <table:table-cell table:formula="of:=([.B20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08]-[.F$2])^2" office:value-type="float" office:value="36.9664">
            <text:p>36.9664</text:p>
          </table:table-cell>
          <table:table-cell table:formula="of:=([.B20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table:formula="of:=([.A209]-[.F$2])^2" office:value-type="float" office:value="119.2464">
            <text:p>119.2464</text:p>
          </table:table-cell>
          <table:table-cell table:formula="of:=([.B20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10]-[.F$2])^2" office:value-type="float" office:value="8.52640000000001">
            <text:p>8.5264</text:p>
          </table:table-cell>
          <table:table-cell table:formula="of:=([.B21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25.8064">
            <text:p>25.8064</text:p>
          </table:table-cell>
          <table:table-cell table:formula="of:=([.B21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2]-[.F$2])^2" office:value-type="float" office:value="36.9664">
            <text:p>36.9664</text:p>
          </table:table-cell>
          <table:table-cell table:formula="of:=([.B21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13]-[.F$2])^2" office:value-type="float" office:value="25.8064">
            <text:p>25.8064</text:p>
          </table:table-cell>
          <table:table-cell table:formula="of:=([.B21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14]-[.F$2])^2" office:value-type="float" office:value="25.8064">
            <text:p>25.8064</text:p>
          </table:table-cell>
          <table:table-cell table:formula="of:=([.B21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formula="of:=([.A215]-[.F$2])^2" office:value-type="float" office:value="122.7664">
            <text:p>122.7664</text:p>
          </table:table-cell>
          <table:table-cell table:formula="of:=([.B21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table:formula="of:=([.A216]-[.F$2])^2" office:value-type="float" office:value="142.0864">
            <text:p>142.0864</text:p>
          </table:table-cell>
          <table:table-cell table:formula="of:=([.B216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217]-[.F$2])^2" office:value-type="float" office:value="4.32639999999999">
            <text:p>4.3264</text:p>
          </table:table-cell>
          <table:table-cell table:formula="of:=([.B217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18]-[.F$2])^2" office:value-type="float" office:value="50.1264">
            <text:p>50.1264</text:p>
          </table:table-cell>
          <table:table-cell table:formula="of:=([.B21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19]-[.F$2])^2" office:value-type="float" office:value="50.1264">
            <text:p>50.1264</text:p>
          </table:table-cell>
          <table:table-cell table:formula="of:=([.B21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20]-[.F$2])^2" office:value-type="float" office:value="50.1264">
            <text:p>50.1264</text:p>
          </table:table-cell>
          <table:table-cell table:formula="of:=([.B22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221]-[.F$2])^2" office:value-type="float" office:value="9.48639999999999">
            <text:p>9.4864</text:p>
          </table:table-cell>
          <table:table-cell table:formula="of:=([.B221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22]-[.F$2])^2" office:value-type="float" office:value="8.52640000000001">
            <text:p>8.5264</text:p>
          </table:table-cell>
          <table:table-cell table:formula="of:=([.B22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6.6464">
            <text:p>16.6464</text:p>
          </table:table-cell>
          <table:table-cell table:formula="of:=([.B223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([.A224]-[.F$2])^2" office:value-type="float" office:value="4.32639999999999">
            <text:p>4.3264</text:p>
          </table:table-cell>
          <table:table-cell table:formula="of:=([.B22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table:formula="of:=([.A225]-[.F$2])^2" office:value-type="float" office:value="193.7664">
            <text:p>193.7664</text:p>
          </table:table-cell>
          <table:table-cell table:formula="of:=([.B225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26]-[.F$2])^2" office:value-type="float" office:value="1.1664">
            <text:p>1.1664</text:p>
          </table:table-cell>
          <table:table-cell table:formula="of:=([.B22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27]-[.F$2])^2" office:value-type="float" office:value="50.1264">
            <text:p>50.1264</text:p>
          </table:table-cell>
          <table:table-cell table:formula="of:=([.B22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8]-[.F$2])^2" office:value-type="float" office:value="36.9664">
            <text:p>36.9664</text:p>
          </table:table-cell>
          <table:table-cell table:formula="of:=([.B22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229]-[.F$2])^2" office:value-type="float" office:value="3.68640000000001">
            <text:p>3.6864</text:p>
          </table:table-cell>
          <table:table-cell table:formula="of:=([.B22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table:formula="of:=([.A230]-[.F$2])^2" office:value-type="float" office:value="836.3664">
            <text:p>836.3664</text:p>
          </table:table-cell>
          <table:table-cell table:formula="of:=([.B230]-[.J$2])^2" office:value-type="float" office:value="423.989281">
            <text:p>423.98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([.A231]-[.F$2])^2" office:value-type="float" office:value="65.2864">
            <text:p>65.2864</text:p>
          </table:table-cell>
          <table:table-cell table:formula="of:=([.B231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([.A232]-[.F$2])^2" office:value-type="float" office:value="9.48639999999999">
            <text:p>9.4864</text:p>
          </table:table-cell>
          <table:table-cell table:formula="of:=([.B232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table:formula="of:=([.A233]-[.F$2])^2" office:value-type="float" office:value="621.0064">
            <text:p>621.0064</text:p>
          </table:table-cell>
          <table:table-cell table:formula="of:=([.B233]-[.J$2])^2" office:value-type="float" office:value="423.989281">
            <text:p>423.98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A234]-[.F$2])^2" office:value-type="float" office:value="9.48639999999999">
            <text:p>9.4864</text:p>
          </table:table-cell>
          <table:table-cell table:formula="of:=([.B234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35]-[.F$2])^2" office:value-type="float" office:value="50.1264">
            <text:p>50.1264</text:p>
          </table:table-cell>
          <table:table-cell table:formula="of:=([.B23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36]-[.F$2])^2" office:value-type="float" office:value="25.8064">
            <text:p>25.8064</text:p>
          </table:table-cell>
          <table:table-cell table:formula="of:=([.B23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37]-[.F$2])^2" office:value-type="float" office:value="36.9664">
            <text:p>36.9664</text:p>
          </table:table-cell>
          <table:table-cell table:formula="of:=([.B23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38]-[.F$2])^2" office:value-type="float" office:value="25.8064">
            <text:p>25.8064</text:p>
          </table:table-cell>
          <table:table-cell table:formula="of:=([.B23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39]-[.F$2])^2" office:value-type="float" office:value="36.9664">
            <text:p>36.9664</text:p>
          </table:table-cell>
          <table:table-cell table:formula="of:=([.B23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240]-[.F$2])^2" office:value-type="float" office:value="0.00639999999999973">
            <text:p>0.0064</text:p>
          </table:table-cell>
          <table:table-cell table:formula="of:=([.B24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241]-[.F$2])^2" office:value-type="float" office:value="25.8064">
            <text:p>25.8064</text:p>
          </table:table-cell>
          <table:table-cell table:formula="of:=([.B241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242]-[.F$2])^2" office:value-type="float" office:value="0.846400000000003">
            <text:p>0.8464</text:p>
          </table:table-cell>
          <table:table-cell table:formula="of:=([.B24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43]-[.F$2])^2" office:value-type="float" office:value="25.8064">
            <text:p>25.8064</text:p>
          </table:table-cell>
          <table:table-cell table:formula="of:=([.B24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44]-[.F$2])^2" office:value-type="float" office:value="36.9664">
            <text:p>36.9664</text:p>
          </table:table-cell>
          <table:table-cell table:formula="of:=([.B24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45]-[.F$2])^2" office:value-type="float" office:value="0.00639999999999973">
            <text:p>0.0064</text:p>
          </table:table-cell>
          <table:table-cell table:formula="of:=([.B24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([.A246]-[.F$2])^2" office:value-type="float" office:value="25.8064">
            <text:p>25.8064</text:p>
          </table:table-cell>
          <table:table-cell table:formula="of:=([.B246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47]-[.F$2])^2" office:value-type="float" office:value="25.8064">
            <text:p>25.8064</text:p>
          </table:table-cell>
          <table:table-cell table:formula="of:=([.B2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48]-[.F$2])^2" office:value-type="float" office:value="25.8064">
            <text:p>25.8064</text:p>
          </table:table-cell>
          <table:table-cell table:formula="of:=([.B24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([.A249]-[.F$2])^2" office:value-type="float" office:value="8.52640000000001">
            <text:p>8.5264</text:p>
          </table:table-cell>
          <table:table-cell table:formula="of:=([.B249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0]-[.F$2])^2" office:value-type="float" office:value="36.9664">
            <text:p>36.9664</text:p>
          </table:table-cell>
          <table:table-cell table:formula="of:=([.B25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251]-[.F$2])^2" office:value-type="float" office:value="15.3664">
            <text:p>15.3664</text:p>
          </table:table-cell>
          <table:table-cell table:formula="of:=([.B25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252]-[.F$2])^2" office:value-type="float" office:value="3.68640000000001">
            <text:p>3.6864</text:p>
          </table:table-cell>
          <table:table-cell table:formula="of:=([.B252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53]-[.F$2])^2" office:value-type="float" office:value="36.9664">
            <text:p>36.9664</text:p>
          </table:table-cell>
          <table:table-cell table:formula="of:=([.B2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table:formula="of:=([.A254]-[.F$2])^2" office:value-type="float" office:value="25.8064">
            <text:p>25.8064</text:p>
          </table:table-cell>
          <table:table-cell table:formula="of:=([.B254]-[.J$2])^2" office:value-type="float" office:value="510.353281">
            <text:p>510.35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formula="of:=([.A255]-[.F$2])^2" office:value-type="float" office:value="50.1264">
            <text:p>50.1264</text:p>
          </table:table-cell>
          <table:table-cell table:formula="of:=([.B255]-[.J$2])^2" office:value-type="float" office:value="383.807281">
            <text:p>383.807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256]-[.F$2])^2" office:value-type="float" office:value="321.1264">
            <text:p>321.1264</text:p>
          </table:table-cell>
          <table:table-cell table:formula="of:=([.B256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57]-[.F$2])^2" office:value-type="float" office:value="50.1264">
            <text:p>50.1264</text:p>
          </table:table-cell>
          <table:table-cell table:formula="of:=([.B25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formula="of:=([.A258]-[.F$2])^2" office:value-type="float" office:value="0.846400000000003">
            <text:p>0.8464</text:p>
          </table:table-cell>
          <table:table-cell table:formula="of:=([.B258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259]-[.F$2])^2" office:value-type="float" office:value="36.9664">
            <text:p>36.9664</text:p>
          </table:table-cell>
          <table:table-cell table:formula="of:=([.B25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0]-[.F$2])^2" office:value-type="float" office:value="36.9664">
            <text:p>36.9664</text:p>
          </table:table-cell>
          <table:table-cell table:formula="of:=([.B26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261]-[.F$2])^2" office:value-type="float" office:value="25.8064">
            <text:p>25.8064</text:p>
          </table:table-cell>
          <table:table-cell table:formula="of:=([.B26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formula="of:=([.A262]-[.F$2])^2" office:value-type="float" office:value="50.1264">
            <text:p>50.1264</text:p>
          </table:table-cell>
          <table:table-cell table:formula="of:=([.B26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([.A263]-[.F$2])^2" office:value-type="float" office:value="8.52640000000001">
            <text:p>8.5264</text:p>
          </table:table-cell>
          <table:table-cell table:formula="of:=([.B263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table:formula="of:=([.A264]-[.F$2])^2" office:value-type="float" office:value="437.6464">
            <text:p>437.6464</text:p>
          </table:table-cell>
          <table:table-cell table:formula="of:=([.B264]-[.J$2])^2" office:value-type="float" office:value="604.717281">
            <text:p>604.717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265]-[.F$2])^2" office:value-type="float" office:value="396.8064">
            <text:p>396.8064</text:p>
          </table:table-cell>
          <table:table-cell table:formula="of:=([.B265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([.A266]-[.F$2])^2" office:value-type="float" office:value="15.3664">
            <text:p>15.3664</text:p>
          </table:table-cell>
          <table:table-cell table:formula="of:=([.B266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67]-[.F$2])^2" office:value-type="float" office:value="8.52640000000001">
            <text:p>8.5264</text:p>
          </table:table-cell>
          <table:table-cell table:formula="of:=([.B26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268]-[.F$2])^2" office:value-type="float" office:value="36.9664">
            <text:p>36.9664</text:p>
          </table:table-cell>
          <table:table-cell table:formula="of:=([.B26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269]-[.F$2])^2" office:value-type="float" office:value="50.1264">
            <text:p>50.1264</text:p>
          </table:table-cell>
          <table:table-cell table:formula="of:=([.B26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0]-[.F$2])^2" office:value-type="float" office:value="36.9664">
            <text:p>36.9664</text:p>
          </table:table-cell>
          <table:table-cell table:formula="of:=([.B27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([.A271]-[.F$2])^2" office:value-type="float" office:value="65.2864">
            <text:p>65.2864</text:p>
          </table:table-cell>
          <table:table-cell table:formula="of:=([.B27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272]-[.F$2])^2" office:value-type="float" office:value="8.52640000000001">
            <text:p>8.5264</text:p>
          </table:table-cell>
          <table:table-cell table:formula="of:=([.B272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formula="of:=([.A273]-[.F$2])^2" office:value-type="float" office:value="253.4464">
            <text:p>253.4464</text:p>
          </table:table-cell>
          <table:table-cell table:formula="of:=([.B27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([.A274]-[.F$2])^2" office:value-type="float" office:value="101.6064">
            <text:p>101.6064</text:p>
          </table:table-cell>
          <table:table-cell table:formula="of:=([.B27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([.A275]-[.F$2])^2" office:value-type="float" office:value="62.7264">
            <text:p>62.7264</text:p>
          </table:table-cell>
          <table:table-cell table:formula="of:=([.B275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76]-[.F$2])^2" office:value-type="float" office:value="36.9664">
            <text:p>36.9664</text:p>
          </table:table-cell>
          <table:table-cell table:formula="of:=([.B27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277]-[.F$2])^2" office:value-type="float" office:value="50.1264">
            <text:p>50.1264</text:p>
          </table:table-cell>
          <table:table-cell table:formula="of:=([.B27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278]-[.F$2])^2" office:value-type="float" office:value="321.1264">
            <text:p>321.1264</text:p>
          </table:table-cell>
          <table:table-cell table:formula="of:=([.B2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35.0464">
            <text:p>35.0464</text:p>
          </table:table-cell>
          <table:table-cell table:formula="of:=([.B27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280]-[.F$2])^2" office:value-type="float" office:value="50.1264">
            <text:p>50.1264</text:p>
          </table:table-cell>
          <table:table-cell table:formula="of:=([.B280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table:formula="of:=([.A281]-[.F$2])^2" office:value-type="float" office:value="253.4464">
            <text:p>253.4464</text:p>
          </table:table-cell>
          <table:table-cell table:formula="of:=([.B28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2]-[.F$2])^2" office:value-type="float" office:value="36.9664">
            <text:p>36.9664</text:p>
          </table:table-cell>
          <table:table-cell table:formula="of:=([.B28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3]-[.F$2])^2" office:value-type="float" office:value="25.8064">
            <text:p>25.8064</text:p>
          </table:table-cell>
          <table:table-cell table:formula="of:=([.B28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([.A284]-[.F$2])^2" office:value-type="float" office:value="8.52640000000001">
            <text:p>8.5264</text:p>
          </table:table-cell>
          <table:table-cell table:formula="of:=([.B28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5]-[.F$2])^2" office:value-type="float" office:value="50.1264">
            <text:p>50.1264</text:p>
          </table:table-cell>
          <table:table-cell table:formula="of:=([.B28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6]-[.F$2])^2" office:value-type="float" office:value="25.8064">
            <text:p>25.8064</text:p>
          </table:table-cell>
          <table:table-cell table:formula="of:=([.B28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87]-[.F$2])^2" office:value-type="float" office:value="0.00639999999999973">
            <text:p>0.0064</text:p>
          </table:table-cell>
          <table:table-cell table:formula="of:=([.B28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8]-[.F$2])^2" office:value-type="float" office:value="36.9664">
            <text:p>36.9664</text:p>
          </table:table-cell>
          <table:table-cell table:formula="of:=([.B28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25.8064">
            <text:p>25.8064</text:p>
          </table:table-cell>
          <table:table-cell table:formula="of:=([.B28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0]-[.F$2])^2" office:value-type="float" office:value="36.9664">
            <text:p>36.9664</text:p>
          </table:table-cell>
          <table:table-cell table:formula="of:=([.B2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1]-[.F$2])^2" office:value-type="float" office:value="36.9664">
            <text:p>36.9664</text:p>
          </table:table-cell>
          <table:table-cell table:formula="of:=([.B29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36.9664">
            <text:p>36.9664</text:p>
          </table:table-cell>
          <table:table-cell table:formula="of:=([.B29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293]-[.F$2])^2" office:value-type="float" office:value="24.2064">
            <text:p>24.2064</text:p>
          </table:table-cell>
          <table:table-cell table:formula="of:=([.B293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294]-[.F$2])^2" office:value-type="float" office:value="36.9664">
            <text:p>36.9664</text:p>
          </table:table-cell>
          <table:table-cell table:formula="of:=([.B29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formula="of:=([.A295]-[.F$2])^2" office:value-type="float" office:value="15.3664">
            <text:p>15.3664</text:p>
          </table:table-cell>
          <table:table-cell table:formula="of:=([.B295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36.9664">
            <text:p>36.9664</text:p>
          </table:table-cell>
          <table:table-cell table:formula="of:=([.B29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297]-[.F$2])^2" office:value-type="float" office:value="82.4464">
            <text:p>82.4464</text:p>
          </table:table-cell>
          <table:table-cell table:formula="of:=([.B297]-[.J$2])^2" office:value-type="float" office:value="70.711281">
            <text:p>70.711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([.A298]-[.F$2])^2" office:value-type="float" office:value="65.2864">
            <text:p>65.2864</text:p>
          </table:table-cell>
          <table:table-cell table:formula="of:=([.B29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99]-[.F$2])^2" office:value-type="float" office:value="25.8064">
            <text:p>25.8064</text:p>
          </table:table-cell>
          <table:table-cell table:formula="of:=([.B29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00]-[.F$2])^2" office:value-type="float" office:value="36.9664">
            <text:p>36.9664</text:p>
          </table:table-cell>
          <table:table-cell table:formula="of:=([.B30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formula="of:=([.A301]-[.F$2])^2" office:value-type="float" office:value="0.00639999999999973">
            <text:p>0.0064</text:p>
          </table:table-cell>
          <table:table-cell table:formula="of:=([.B301]-[.J$2])^2" office:value-type="float" office:value="383.807281">
            <text:p>383.80728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table:formula="of:=([.A302]-[.F$2])^2" office:value-type="float" office:value="572.1664">
            <text:p>572.1664</text:p>
          </table:table-cell>
          <table:table-cell table:formula="of:=([.B302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303]-[.F$2])^2" office:value-type="float" office:value="47.8864">
            <text:p>47.8864</text:p>
          </table:table-cell>
          <table:table-cell table:formula="of:=([.B303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04]-[.F$2])^2" office:value-type="float" office:value="50.1264">
            <text:p>50.1264</text:p>
          </table:table-cell>
          <table:table-cell table:formula="of:=([.B30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05]-[.F$2])^2" office:value-type="float" office:value="50.1264">
            <text:p>50.1264</text:p>
          </table:table-cell>
          <table:table-cell table:formula="of:=([.B3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06]-[.F$2])^2" office:value-type="float" office:value="50.1264">
            <text:p>50.1264</text:p>
          </table:table-cell>
          <table:table-cell table:formula="of:=([.B306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07]-[.F$2])^2" office:value-type="float" office:value="25.8064">
            <text:p>25.8064</text:p>
          </table:table-cell>
          <table:table-cell table:formula="of:=([.B30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8]-[.F$2])^2" office:value-type="float" office:value="36.9664">
            <text:p>36.9664</text:p>
          </table:table-cell>
          <table:table-cell table:formula="of:=([.B30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([.A309]-[.F$2])^2" office:value-type="float" office:value="36.9664">
            <text:p>36.9664</text:p>
          </table:table-cell>
          <table:table-cell table:formula="of:=([.B309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10]-[.F$2])^2" office:value-type="float" office:value="36.9664">
            <text:p>36.9664</text:p>
          </table:table-cell>
          <table:table-cell table:formula="of:=([.B310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11]-[.F$2])^2" office:value-type="float" office:value="36.9664">
            <text:p>36.9664</text:p>
          </table:table-cell>
          <table:table-cell table:formula="of:=([.B31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312]-[.F$2])^2" office:value-type="float" office:value="16.6464">
            <text:p>16.6464</text:p>
          </table:table-cell>
          <table:table-cell table:formula="of:=([.B31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13]-[.F$2])^2" office:value-type="float" office:value="36.9664">
            <text:p>36.9664</text:p>
          </table:table-cell>
          <table:table-cell table:formula="of:=([.B31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4]-[.F$2])^2" office:value-type="float" office:value="36.9664">
            <text:p>36.9664</text:p>
          </table:table-cell>
          <table:table-cell table:formula="of:=([.B31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15]-[.F$2])^2" office:value-type="float" office:value="25.8064">
            <text:p>25.8064</text:p>
          </table:table-cell>
          <table:table-cell table:formula="of:=([.B31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table:formula="of:=([.A316]-[.F$2])^2" office:value-type="float" office:value="50.1264">
            <text:p>50.1264</text:p>
          </table:table-cell>
          <table:table-cell table:formula="of:=([.B316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7]-[.F$2])^2" office:value-type="float" office:value="36.9664">
            <text:p>36.9664</text:p>
          </table:table-cell>
          <table:table-cell table:formula="of:=([.B3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18]-[.F$2])^2" office:value-type="float" office:value="36.9664">
            <text:p>36.9664</text:p>
          </table:table-cell>
          <table:table-cell table:formula="of:=([.B31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19]-[.F$2])^2" office:value-type="float" office:value="25.8064">
            <text:p>25.8064</text:p>
          </table:table-cell>
          <table:table-cell table:formula="of:=([.B3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50.1264">
            <text:p>50.1264</text:p>
          </table:table-cell>
          <table:table-cell table:formula="of:=([.B32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21]-[.F$2])^2" office:value-type="float" office:value="36.9664">
            <text:p>36.9664</text:p>
          </table:table-cell>
          <table:table-cell table:formula="of:=([.B32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322]-[.F$2])^2" office:value-type="float" office:value="98.4064">
            <text:p>98.4064</text:p>
          </table:table-cell>
          <table:table-cell table:formula="of:=([.B322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323]-[.F$2])^2" office:value-type="float" office:value="8.52640000000001">
            <text:p>8.5264</text:p>
          </table:table-cell>
          <table:table-cell table:formula="of:=([.B32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324]-[.F$2])^2" office:value-type="float" office:value="15.3664">
            <text:p>15.3664</text:p>
          </table:table-cell>
          <table:table-cell table:formula="of:=([.B32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36.9664">
            <text:p>36.9664</text:p>
          </table:table-cell>
          <table:table-cell table:formula="of:=([.B32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26]-[.F$2])^2" office:value-type="float" office:value="25.8064">
            <text:p>25.8064</text:p>
          </table:table-cell>
          <table:table-cell table:formula="of:=([.B32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27]-[.F$2])^2" office:value-type="float" office:value="16.6464">
            <text:p>16.6464</text:p>
          </table:table-cell>
          <table:table-cell table:formula="of:=([.B32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28]-[.F$2])^2" office:value-type="float" office:value="62.7264">
            <text:p>62.7264</text:p>
          </table:table-cell>
          <table:table-cell table:formula="of:=([.B32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table:formula="of:=([.A329]-[.F$2])^2" office:value-type="float" office:value="222.6064">
            <text:p>222.6064</text:p>
          </table:table-cell>
          <table:table-cell table:formula="of:=([.B329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0]-[.F$2])^2" office:value-type="float" office:value="36.9664">
            <text:p>36.9664</text:p>
          </table:table-cell>
          <table:table-cell table:formula="of:=([.B33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31]-[.F$2])^2" office:value-type="float" office:value="50.1264">
            <text:p>50.1264</text:p>
          </table:table-cell>
          <table:table-cell table:formula="of:=([.B33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([.A332]-[.F$2])^2" office:value-type="float" office:value="25.8064">
            <text:p>25.8064</text:p>
          </table:table-cell>
          <table:table-cell table:formula="of:=([.B332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([.A333]-[.F$2])^2" office:value-type="float" office:value="98.4064">
            <text:p>98.4064</text:p>
          </table:table-cell>
          <table:table-cell table:formula="of:=([.B333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table:formula="of:=([.A334]-[.F$2])^2" office:value-type="float" office:value="572.1664">
            <text:p>572.1664</text:p>
          </table:table-cell>
          <table:table-cell table:formula="of:=([.B334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335]-[.F$2])^2" office:value-type="float" office:value="24.2064">
            <text:p>24.2064</text:p>
          </table:table-cell>
          <table:table-cell table:formula="of:=([.B335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36.9664">
            <text:p>36.9664</text:p>
          </table:table-cell>
          <table:table-cell table:formula="of:=([.B33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37]-[.F$2])^2" office:value-type="float" office:value="50.1264">
            <text:p>50.1264</text:p>
          </table:table-cell>
          <table:table-cell table:formula="of:=([.B33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table:formula="of:=([.A338]-[.F$2])^2" office:value-type="float" office:value="437.6464">
            <text:p>437.6464</text:p>
          </table:table-cell>
          <table:table-cell table:formula="of:=([.B338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table:formula="of:=([.A339]-[.F$2])^2" office:value-type="float" office:value="1150.5664">
            <text:p>1150.5664</text:p>
          </table:table-cell>
          <table:table-cell table:formula="of:=([.B33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0]-[.F$2])^2" office:value-type="float" office:value="36.9664">
            <text:p>36.9664</text:p>
          </table:table-cell>
          <table:table-cell table:formula="of:=([.B34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341]-[.F$2])^2" office:value-type="float" office:value="62.7264">
            <text:p>62.7264</text:p>
          </table:table-cell>
          <table:table-cell table:formula="of:=([.B34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formula="of:=([.A342]-[.F$2])^2" office:value-type="float" office:value="35.0464">
            <text:p>35.0464</text:p>
          </table:table-cell>
          <table:table-cell table:formula="of:=([.B342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3]-[.F$2])^2" office:value-type="float" office:value="36.9664">
            <text:p>36.9664</text:p>
          </table:table-cell>
          <table:table-cell table:formula="of:=([.B34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44]-[.F$2])^2" office:value-type="float" office:value="25.8064">
            <text:p>25.8064</text:p>
          </table:table-cell>
          <table:table-cell table:formula="of:=([.B34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345]-[.F$2])^2" office:value-type="float" office:value="98.4064">
            <text:p>98.4064</text:p>
          </table:table-cell>
          <table:table-cell table:formula="of:=([.B345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46]-[.F$2])^2" office:value-type="float" office:value="35.0464">
            <text:p>35.0464</text:p>
          </table:table-cell>
          <table:table-cell table:formula="of:=([.B346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7]-[.F$2])^2" office:value-type="float" office:value="36.9664">
            <text:p>36.9664</text:p>
          </table:table-cell>
          <table:table-cell table:formula="of:=([.B3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48]-[.F$2])^2" office:value-type="float" office:value="36.9664">
            <text:p>36.9664</text:p>
          </table:table-cell>
          <table:table-cell table:formula="of:=([.B34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49]-[.F$2])^2" office:value-type="float" office:value="25.8064">
            <text:p>25.8064</text:p>
          </table:table-cell>
          <table:table-cell table:formula="of:=([.B34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50]-[.F$2])^2" office:value-type="float" office:value="25.8064">
            <text:p>25.8064</text:p>
          </table:table-cell>
          <table:table-cell table:formula="of:=([.B35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1]-[.F$2])^2" office:value-type="float" office:value="36.9664">
            <text:p>36.9664</text:p>
          </table:table-cell>
          <table:table-cell table:formula="of:=([.B35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36.9664">
            <text:p>36.9664</text:p>
          </table:table-cell>
          <table:table-cell table:formula="of:=([.B3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3]-[.F$2])^2" office:value-type="float" office:value="25.8064">
            <text:p>25.8064</text:p>
          </table:table-cell>
          <table:table-cell table:formula="of:=([.B3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4]-[.F$2])^2" office:value-type="float" office:value="25.8064">
            <text:p>25.8064</text:p>
          </table:table-cell>
          <table:table-cell table:formula="of:=([.B35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([.A355]-[.F$2])^2" office:value-type="float" office:value="25.8064">
            <text:p>25.8064</text:p>
          </table:table-cell>
          <table:table-cell table:formula="of:=([.B355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formula="of:=([.A356]-[.F$2])^2" office:value-type="float" office:value="79.5664">
            <text:p>79.5664</text:p>
          </table:table-cell>
          <table:table-cell table:formula="of:=([.B356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table:formula="of:=([.A357]-[.F$2])^2" office:value-type="float" office:value="253.4464">
            <text:p>253.4464</text:p>
          </table:table-cell>
          <table:table-cell table:formula="of:=([.B357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58]-[.F$2])^2" office:value-type="float" office:value="50.1264">
            <text:p>50.1264</text:p>
          </table:table-cell>
          <table:table-cell table:formula="of:=([.B35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59]-[.F$2])^2" office:value-type="float" office:value="16.6464">
            <text:p>16.6464</text:p>
          </table:table-cell>
          <table:table-cell table:formula="of:=([.B35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formula="of:=([.A360]-[.F$2])^2" office:value-type="float" office:value="36.9664">
            <text:p>36.9664</text:p>
          </table:table-cell>
          <table:table-cell table:formula="of:=([.B360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361]-[.F$2])^2" office:value-type="float" office:value="193.7664">
            <text:p>193.7664</text:p>
          </table:table-cell>
          <table:table-cell table:formula="of:=([.B36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362]-[.F$2])^2" office:value-type="float" office:value="3.68640000000001">
            <text:p>3.6864</text:p>
          </table:table-cell>
          <table:table-cell table:formula="of:=([.B36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3]-[.F$2])^2" office:value-type="float" office:value="36.9664">
            <text:p>36.9664</text:p>
          </table:table-cell>
          <table:table-cell table:formula="of:=([.B36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16.6464">
            <text:p>16.6464</text:p>
          </table:table-cell>
          <table:table-cell table:formula="of:=([.B36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365]-[.F$2])^2" office:value-type="float" office:value="35.0464">
            <text:p>35.0464</text:p>
          </table:table-cell>
          <table:table-cell table:formula="of:=([.B365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66]-[.F$2])^2" office:value-type="float" office:value="36.9664">
            <text:p>36.9664</text:p>
          </table:table-cell>
          <table:table-cell table:formula="of:=([.B36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formula="of:=([.A367]-[.F$2])^2" office:value-type="float" office:value="0.846400000000003">
            <text:p>0.8464</text:p>
          </table:table-cell>
          <table:table-cell table:formula="of:=([.B367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([.A368]-[.F$2])^2" office:value-type="float" office:value="25.8064">
            <text:p>25.8064</text:p>
          </table:table-cell>
          <table:table-cell table:formula="of:=([.B368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([.A369]-[.F$2])^2" office:value-type="float" office:value="4.32639999999999">
            <text:p>4.3264</text:p>
          </table:table-cell>
          <table:table-cell table:formula="of:=([.B369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70]-[.F$2])^2" office:value-type="float" office:value="36.9664">
            <text:p>36.9664</text:p>
          </table:table-cell>
          <table:table-cell table:formula="of:=([.B37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formula="of:=([.A371]-[.F$2])^2" office:value-type="float" office:value="98.4064">
            <text:p>98.4064</text:p>
          </table:table-cell>
          <table:table-cell table:formula="of:=([.B371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2]-[.F$2])^2" office:value-type="float" office:value="50.1264">
            <text:p>50.1264</text:p>
          </table:table-cell>
          <table:table-cell table:formula="of:=([.B37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73]-[.F$2])^2" office:value-type="float" office:value="36.9664">
            <text:p>36.9664</text:p>
          </table:table-cell>
          <table:table-cell table:formula="of:=([.B37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374]-[.F$2])^2" office:value-type="float" office:value="25.8064">
            <text:p>25.8064</text:p>
          </table:table-cell>
          <table:table-cell table:formula="of:=([.B37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375]-[.F$2])^2" office:value-type="float" office:value="16.6464">
            <text:p>16.6464</text:p>
          </table:table-cell>
          <table:table-cell table:formula="of:=([.B375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376]-[.F$2])^2" office:value-type="float" office:value="24.2064">
            <text:p>24.2064</text:p>
          </table:table-cell>
          <table:table-cell table:formula="of:=([.B37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25.8064">
            <text:p>25.8064</text:p>
          </table:table-cell>
          <table:table-cell table:formula="of:=([.B3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A378]-[.F$2])^2" office:value-type="float" office:value="62.7264">
            <text:p>62.7264</text:p>
          </table:table-cell>
          <table:table-cell table:formula="of:=([.B378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79]-[.F$2])^2" office:value-type="float" office:value="50.1264">
            <text:p>50.1264</text:p>
          </table:table-cell>
          <table:table-cell table:formula="of:=([.B37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380]-[.F$2])^2" office:value-type="float" office:value="25.8064">
            <text:p>25.8064</text:p>
          </table:table-cell>
          <table:table-cell table:formula="of:=([.B38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81]-[.F$2])^2" office:value-type="float" office:value="25.8064">
            <text:p>25.8064</text:p>
          </table:table-cell>
          <table:table-cell table:formula="of:=([.B38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382]-[.F$2])^2" office:value-type="float" office:value="36.9664">
            <text:p>36.9664</text:p>
          </table:table-cell>
          <table:table-cell table:formula="of:=([.B38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formula="of:=([.A383]-[.F$2])^2" office:value-type="float" office:value="9.48639999999999">
            <text:p>9.4864</text:p>
          </table:table-cell>
          <table:table-cell table:formula="of:=([.B383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84]-[.F$2])^2" office:value-type="float" office:value="16.6464">
            <text:p>16.6464</text:p>
          </table:table-cell>
          <table:table-cell table:formula="of:=([.B38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385]-[.F$2])^2" office:value-type="float" office:value="16.6464">
            <text:p>16.6464</text:p>
          </table:table-cell>
          <table:table-cell table:formula="of:=([.B38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86]-[.F$2])^2" office:value-type="float" office:value="36.9664">
            <text:p>36.9664</text:p>
          </table:table-cell>
          <table:table-cell table:formula="of:=([.B38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87]-[.F$2])^2" office:value-type="float" office:value="36.9664">
            <text:p>36.9664</text:p>
          </table:table-cell>
          <table:table-cell table:formula="of:=([.B38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table:formula="of:=([.A388]-[.F$2])^2" office:value-type="float" office:value="79.5664">
            <text:p>79.5664</text:p>
          </table:table-cell>
          <table:table-cell table:formula="of:=([.B388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389]-[.F$2])^2" office:value-type="float" office:value="65.2864">
            <text:p>65.2864</text:p>
          </table:table-cell>
          <table:table-cell table:formula="of:=([.B38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0]-[.F$2])^2" office:value-type="float" office:value="50.1264">
            <text:p>50.1264</text:p>
          </table:table-cell>
          <table:table-cell table:formula="of:=([.B3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1]-[.F$2])^2" office:value-type="float" office:value="36.9664">
            <text:p>36.9664</text:p>
          </table:table-cell>
          <table:table-cell table:formula="of:=([.B39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92]-[.F$2])^2" office:value-type="float" office:value="36.9664">
            <text:p>36.9664</text:p>
          </table:table-cell>
          <table:table-cell table:formula="of:=([.B39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3]-[.F$2])^2" office:value-type="float" office:value="36.9664">
            <text:p>36.9664</text:p>
          </table:table-cell>
          <table:table-cell table:formula="of:=([.B3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394]-[.F$2])^2" office:value-type="float" office:value="50.1264">
            <text:p>50.1264</text:p>
          </table:table-cell>
          <table:table-cell table:formula="of:=([.B39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395]-[.F$2])^2" office:value-type="float" office:value="25.8064">
            <text:p>25.8064</text:p>
          </table:table-cell>
          <table:table-cell table:formula="of:=([.B39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396]-[.F$2])^2" office:value-type="float" office:value="142.0864">
            <text:p>142.0864</text:p>
          </table:table-cell>
          <table:table-cell table:formula="of:=([.B39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table:formula="of:=([.A397]-[.F$2])^2" office:value-type="float" office:value="222.6064">
            <text:p>222.6064</text:p>
          </table:table-cell>
          <table:table-cell table:formula="of:=([.B397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98]-[.F$2])^2" office:value-type="float" office:value="50.1264">
            <text:p>50.1264</text:p>
          </table:table-cell>
          <table:table-cell table:formula="of:=([.B39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table:formula="of:=([.A399]-[.F$2])^2" office:value-type="float" office:value="321.1264">
            <text:p>321.1264</text:p>
          </table:table-cell>
          <table:table-cell table:formula="of:=([.B399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table:formula="of:=([.A400]-[.F$2])^2" office:value-type="float" office:value="956.0464">
            <text:p>956.0464</text:p>
          </table:table-cell>
          <table:table-cell table:formula="of:=([.B400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([.A401]-[.F$2])^2" office:value-type="float" office:value="62.7264">
            <text:p>62.7264</text:p>
          </table:table-cell>
          <table:table-cell table:formula="of:=([.B401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formula="of:=([.A402]-[.F$2])^2" office:value-type="float" office:value="222.6064">
            <text:p>222.6064</text:p>
          </table:table-cell>
          <table:table-cell table:formula="of:=([.B4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403]-[.F$2])^2" office:value-type="float" office:value="119.2464">
            <text:p>119.2464</text:p>
          </table:table-cell>
          <table:table-cell table:formula="of:=([.B40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4]-[.F$2])^2" office:value-type="float" office:value="36.9664">
            <text:p>36.9664</text:p>
          </table:table-cell>
          <table:table-cell table:formula="of:=([.B40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05]-[.F$2])^2" office:value-type="float" office:value="36.9664">
            <text:p>36.9664</text:p>
          </table:table-cell>
          <table:table-cell table:formula="of:=([.B4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06]-[.F$2])^2" office:value-type="float" office:value="50.1264">
            <text:p>50.1264</text:p>
          </table:table-cell>
          <table:table-cell table:formula="of:=([.B40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07]-[.F$2])^2" office:value-type="float" office:value="50.1264">
            <text:p>50.1264</text:p>
          </table:table-cell>
          <table:table-cell table:formula="of:=([.B40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408]-[.F$2])^2" office:value-type="float" office:value="24.2064">
            <text:p>24.2064</text:p>
          </table:table-cell>
          <table:table-cell table:formula="of:=([.B40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([.A409]-[.F$2])^2" office:value-type="float" office:value="15.3664">
            <text:p>15.3664</text:p>
          </table:table-cell>
          <table:table-cell table:formula="of:=([.B409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table:formula="of:=([.A410]-[.F$2])^2" office:value-type="float" office:value="4.32639999999999">
            <text:p>4.3264</text:p>
          </table:table-cell>
          <table:table-cell table:formula="of:=([.B410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11]-[.F$2])^2" office:value-type="float" office:value="50.1264">
            <text:p>50.1264</text:p>
          </table:table-cell>
          <table:table-cell table:formula="of:=([.B41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12]-[.F$2])^2" office:value-type="float" office:value="50.1264">
            <text:p>50.1264</text:p>
          </table:table-cell>
          <table:table-cell table:formula="of:=([.B41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table:formula="of:=([.A413]-[.F$2])^2" office:value-type="float" office:value="396.8064">
            <text:p>396.8064</text:p>
          </table:table-cell>
          <table:table-cell table:formula="of:=([.B413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14]-[.F$2])^2" office:value-type="float" office:value="36.9664">
            <text:p>36.9664</text:p>
          </table:table-cell>
          <table:table-cell table:formula="of:=([.B41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15]-[.F$2])^2" office:value-type="float" office:value="25.8064">
            <text:p>25.8064</text:p>
          </table:table-cell>
          <table:table-cell table:formula="of:=([.B41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([.A416]-[.F$2])^2" office:value-type="float" office:value="166.9264">
            <text:p>166.9264</text:p>
          </table:table-cell>
          <table:table-cell table:formula="of:=([.B416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417]-[.F$2])^2" office:value-type="float" office:value="16.6464">
            <text:p>16.6464</text:p>
          </table:table-cell>
          <table:table-cell table:formula="of:=([.B417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table:formula="of:=([.A418]-[.F$2])^2" office:value-type="float" office:value="35.0464">
            <text:p>35.0464</text:p>
          </table:table-cell>
          <table:table-cell table:formula="of:=([.B418]-[.J$2])^2" office:value-type="float" office:value="1062.173281">
            <text:p>1062.173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419]-[.F$2])^2" office:value-type="float" office:value="62.7264">
            <text:p>62.7264</text:p>
          </table:table-cell>
          <table:table-cell table:formula="of:=([.B4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0]-[.F$2])^2" office:value-type="float" office:value="50.1264">
            <text:p>50.1264</text:p>
          </table:table-cell>
          <table:table-cell table:formula="of:=([.B42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formula="of:=([.A421]-[.F$2])^2" office:value-type="float" office:value="36.9664">
            <text:p>36.9664</text:p>
          </table:table-cell>
          <table:table-cell table:formula="of:=([.B42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2]-[.F$2])^2" office:value-type="float" office:value="50.1264">
            <text:p>50.1264</text:p>
          </table:table-cell>
          <table:table-cell table:formula="of:=([.B42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([.A423]-[.F$2])^2" office:value-type="float" office:value="9.48639999999999">
            <text:p>9.4864</text:p>
          </table:table-cell>
          <table:table-cell table:formula="of:=([.B423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424]-[.F$2])^2" office:value-type="float" office:value="98.4064">
            <text:p>98.4064</text:p>
          </table:table-cell>
          <table:table-cell table:formula="of:=([.B424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25]-[.F$2])^2" office:value-type="float" office:value="50.1264">
            <text:p>50.1264</text:p>
          </table:table-cell>
          <table:table-cell table:formula="of:=([.B42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26]-[.F$2])^2" office:value-type="float" office:value="50.1264">
            <text:p>50.1264</text:p>
          </table:table-cell>
          <table:table-cell table:formula="of:=([.B426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427]-[.F$2])^2" office:value-type="float" office:value="0.00639999999999973">
            <text:p>0.0064</text:p>
          </table:table-cell>
          <table:table-cell table:formula="of:=([.B42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428]-[.F$2])^2" office:value-type="float" office:value="98.4064">
            <text:p>98.4064</text:p>
          </table:table-cell>
          <table:table-cell table:formula="of:=([.B428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29]-[.F$2])^2" office:value-type="float" office:value="25.8064">
            <text:p>25.8064</text:p>
          </table:table-cell>
          <table:table-cell table:formula="of:=([.B42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142.0864">
            <text:p>142.0864</text:p>
          </table:table-cell>
          <table:table-cell table:formula="of:=([.B43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31]-[.F$2])^2" office:value-type="float" office:value="25.8064">
            <text:p>25.8064</text:p>
          </table:table-cell>
          <table:table-cell table:formula="of:=([.B43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2]-[.F$2])^2" office:value-type="float" office:value="50.1264">
            <text:p>50.1264</text:p>
          </table:table-cell>
          <table:table-cell table:formula="of:=([.B43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([.A433]-[.F$2])^2" office:value-type="float" office:value="621.0064">
            <text:p>621.0064</text:p>
          </table:table-cell>
          <table:table-cell table:formula="of:=([.B433]-[.J$2])^2" office:value-type="float" office:value="817.445281">
            <text:p>817.445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434]-[.F$2])^2" office:value-type="float" office:value="357.9664">
            <text:p>357.9664</text:p>
          </table:table-cell>
          <table:table-cell table:formula="of:=([.B43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formula="of:=([.A435]-[.F$2])^2" office:value-type="float" office:value="357.9664">
            <text:p>357.9664</text:p>
          </table:table-cell>
          <table:table-cell table:formula="of:=([.B435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436]-[.F$2])^2" office:value-type="float" office:value="25.8064">
            <text:p>25.8064</text:p>
          </table:table-cell>
          <table:table-cell table:formula="of:=([.B43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37]-[.F$2])^2" office:value-type="float" office:value="25.8064">
            <text:p>25.8064</text:p>
          </table:table-cell>
          <table:table-cell table:formula="of:=([.B43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38]-[.F$2])^2" office:value-type="float" office:value="25.8064">
            <text:p>25.8064</text:p>
          </table:table-cell>
          <table:table-cell table:formula="of:=([.B43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50.1264">
            <text:p>50.1264</text:p>
          </table:table-cell>
          <table:table-cell table:formula="of:=([.B43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40]-[.F$2])^2" office:value-type="float" office:value="36.9664">
            <text:p>36.9664</text:p>
          </table:table-cell>
          <table:table-cell table:formula="of:=([.B44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41]-[.F$2])^2" office:value-type="float" office:value="36.9664">
            <text:p>36.9664</text:p>
          </table:table-cell>
          <table:table-cell table:formula="of:=([.B44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formula="of:=([.A442]-[.F$2])^2" office:value-type="float" office:value="166.9264">
            <text:p>166.9264</text:p>
          </table:table-cell>
          <table:table-cell table:formula="of:=([.B44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43]-[.F$2])^2" office:value-type="float" office:value="36.9664">
            <text:p>36.9664</text:p>
          </table:table-cell>
          <table:table-cell table:formula="of:=([.B44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([.A444]-[.F$2])^2" office:value-type="float" office:value="35.0464">
            <text:p>35.0464</text:p>
          </table:table-cell>
          <table:table-cell table:formula="of:=([.B44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445]-[.F$2])^2" office:value-type="float" office:value="24.2064">
            <text:p>24.2064</text:p>
          </table:table-cell>
          <table:table-cell table:formula="of:=([.B44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46]-[.F$2])^2" office:value-type="float" office:value="9.48639999999999">
            <text:p>9.4864</text:p>
          </table:table-cell>
          <table:table-cell table:formula="of:=([.B44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47]-[.F$2])^2" office:value-type="float" office:value="50.1264">
            <text:p>50.1264</text:p>
          </table:table-cell>
          <table:table-cell table:formula="of:=([.B4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448]-[.F$2])^2" office:value-type="float" office:value="36.9664">
            <text:p>36.9664</text:p>
          </table:table-cell>
          <table:table-cell table:formula="of:=([.B448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49]-[.F$2])^2" office:value-type="float" office:value="16.6464">
            <text:p>16.6464</text:p>
          </table:table-cell>
          <table:table-cell table:formula="of:=([.B44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formula="of:=([.A450]-[.F$2])^2" office:value-type="float" office:value="286.2864">
            <text:p>286.2864</text:p>
          </table:table-cell>
          <table:table-cell table:formula="of:=([.B45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1]-[.F$2])^2" office:value-type="float" office:value="36.9664">
            <text:p>36.9664</text:p>
          </table:table-cell>
          <table:table-cell table:formula="of:=([.B45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52]-[.F$2])^2" office:value-type="float" office:value="36.9664">
            <text:p>36.9664</text:p>
          </table:table-cell>
          <table:table-cell table:formula="of:=([.B4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3]-[.F$2])^2" office:value-type="float" office:value="25.8064">
            <text:p>25.8064</text:p>
          </table:table-cell>
          <table:table-cell table:formula="of:=([.B4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54]-[.F$2])^2" office:value-type="float" office:value="36.9664">
            <text:p>36.9664</text:p>
          </table:table-cell>
          <table:table-cell table:formula="of:=([.B45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55]-[.F$2])^2" office:value-type="float" office:value="50.1264">
            <text:p>50.1264</text:p>
          </table:table-cell>
          <table:table-cell table:formula="of:=([.B45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formula="of:=([.A456]-[.F$2])^2" office:value-type="float" office:value="25.8064">
            <text:p>25.8064</text:p>
          </table:table-cell>
          <table:table-cell table:formula="of:=([.B456]-[.J$2])^2" office:value-type="float" office:value="556.535281">
            <text:p>556.535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57]-[.F$2])^2" office:value-type="float" office:value="0.00639999999999973">
            <text:p>0.0064</text:p>
          </table:table-cell>
          <table:table-cell table:formula="of:=([.B45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58]-[.F$2])^2" office:value-type="float" office:value="36.9664">
            <text:p>36.9664</text:p>
          </table:table-cell>
          <table:table-cell table:formula="of:=([.B45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formula="of:=([.A459]-[.F$2])^2" office:value-type="float" office:value="50.1264">
            <text:p>50.1264</text:p>
          </table:table-cell>
          <table:table-cell table:formula="of:=([.B459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60]-[.F$2])^2" office:value-type="float" office:value="25.8064">
            <text:p>25.8064</text:p>
          </table:table-cell>
          <table:table-cell table:formula="of:=([.B46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1]-[.F$2])^2" office:value-type="float" office:value="36.9664">
            <text:p>36.9664</text:p>
          </table:table-cell>
          <table:table-cell table:formula="of:=([.B46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62]-[.F$2])^2" office:value-type="float" office:value="3.68640000000001">
            <text:p>3.6864</text:p>
          </table:table-cell>
          <table:table-cell table:formula="of:=([.B46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63]-[.F$2])^2" office:value-type="float" office:value="36.9664">
            <text:p>36.9664</text:p>
          </table:table-cell>
          <table:table-cell table:formula="of:=([.B46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64]-[.F$2])^2" office:value-type="float" office:value="25.8064">
            <text:p>25.8064</text:p>
          </table:table-cell>
          <table:table-cell table:formula="of:=([.B46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465]-[.F$2])^2" office:value-type="float" office:value="36.9664">
            <text:p>36.9664</text:p>
          </table:table-cell>
          <table:table-cell table:formula="of:=([.B46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([.A466]-[.F$2])^2" office:value-type="float" office:value="166.9264">
            <text:p>166.9264</text:p>
          </table:table-cell>
          <table:table-cell table:formula="of:=([.B466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7]-[.F$2])^2" office:value-type="float" office:value="36.9664">
            <text:p>36.9664</text:p>
          </table:table-cell>
          <table:table-cell table:formula="of:=([.B46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9.48639999999999">
            <text:p>9.4864</text:p>
          </table:table-cell>
          <table:table-cell table:formula="of:=([.B46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69]-[.F$2])^2" office:value-type="float" office:value="36.9664">
            <text:p>36.9664</text:p>
          </table:table-cell>
          <table:table-cell table:formula="of:=([.B46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0]-[.F$2])^2" office:value-type="float" office:value="36.9664">
            <text:p>36.9664</text:p>
          </table:table-cell>
          <table:table-cell table:formula="of:=([.B47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471]-[.F$2])^2" office:value-type="float" office:value="16.6464">
            <text:p>16.6464</text:p>
          </table:table-cell>
          <table:table-cell table:formula="of:=([.B471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72]-[.F$2])^2" office:value-type="float" office:value="16.6464">
            <text:p>16.6464</text:p>
          </table:table-cell>
          <table:table-cell table:formula="of:=([.B47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36">
            <text:p>36</text:p>
          </table:table-cell>
          <table:table-cell table:formula="of:=([.A473]-[.F$2])^2" office:value-type="float" office:value="166.9264">
            <text:p>166.9264</text:p>
          </table:table-cell>
          <table:table-cell table:formula="of:=([.B473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([.A474]-[.F$2])^2" office:value-type="float" office:value="16.6464">
            <text:p>16.6464</text:p>
          </table:table-cell>
          <table:table-cell table:formula="of:=([.B474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75]-[.F$2])^2" office:value-type="float" office:value="0.846400000000003">
            <text:p>0.8464</text:p>
          </table:table-cell>
          <table:table-cell table:formula="of:=([.B47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76]-[.F$2])^2" office:value-type="float" office:value="50.1264">
            <text:p>50.1264</text:p>
          </table:table-cell>
          <table:table-cell table:formula="of:=([.B47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77]-[.F$2])^2" office:value-type="float" office:value="36.9664">
            <text:p>36.9664</text:p>
          </table:table-cell>
          <table:table-cell table:formula="of:=([.B4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78]-[.F$2])^2" office:value-type="float" office:value="25.8064">
            <text:p>25.8064</text:p>
          </table:table-cell>
          <table:table-cell table:formula="of:=([.B4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79]-[.F$2])^2" office:value-type="float" office:value="9.48639999999999">
            <text:p>9.4864</text:p>
          </table:table-cell>
          <table:table-cell table:formula="of:=([.B479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table:formula="of:=([.A480]-[.F$2])^2" office:value-type="float" office:value="321.1264">
            <text:p>321.1264</text:p>
          </table:table-cell>
          <table:table-cell table:formula="of:=([.B480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81]-[.F$2])^2" office:value-type="float" office:value="16.6464">
            <text:p>16.6464</text:p>
          </table:table-cell>
          <table:table-cell table:formula="of:=([.B48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([.A482]-[.F$2])^2" office:value-type="float" office:value="79.5664">
            <text:p>79.5664</text:p>
          </table:table-cell>
          <table:table-cell table:formula="of:=([.B482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83]-[.F$2])^2" office:value-type="float" office:value="1.1664">
            <text:p>1.1664</text:p>
          </table:table-cell>
          <table:table-cell table:formula="of:=([.B483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84]-[.F$2])^2" office:value-type="float" office:value="50.1264">
            <text:p>50.1264</text:p>
          </table:table-cell>
          <table:table-cell table:formula="of:=([.B48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table:formula="of:=([.A485]-[.F$2])^2" office:value-type="float" office:value="193.7664">
            <text:p>193.7664</text:p>
          </table:table-cell>
          <table:table-cell table:formula="of:=([.B48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486]-[.F$2])^2" office:value-type="float" office:value="0.846400000000003">
            <text:p>0.8464</text:p>
          </table:table-cell>
          <table:table-cell table:formula="of:=([.B486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87]-[.F$2])^2" office:value-type="float" office:value="36.9664">
            <text:p>36.9664</text:p>
          </table:table-cell>
          <table:table-cell table:formula="of:=([.B487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488]-[.F$2])^2" office:value-type="float" office:value="25.8064">
            <text:p>25.8064</text:p>
          </table:table-cell>
          <table:table-cell table:formula="of:=([.B48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([.A489]-[.F$2])^2" office:value-type="float" office:value="9.48639999999999">
            <text:p>9.4864</text:p>
          </table:table-cell>
          <table:table-cell table:formula="of:=([.B489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490]-[.F$2])^2" office:value-type="float" office:value="79.5664">
            <text:p>79.5664</text:p>
          </table:table-cell>
          <table:table-cell table:formula="of:=([.B4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formula="of:=([.A491]-[.F$2])^2" office:value-type="float" office:value="4.32639999999999">
            <text:p>4.3264</text:p>
          </table:table-cell>
          <table:table-cell table:formula="of:=([.B491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([.A492]-[.F$2])^2" office:value-type="float" office:value="193.7664">
            <text:p>193.7664</text:p>
          </table:table-cell>
          <table:table-cell table:formula="of:=([.B492]-[.J$2])^2" office:value-type="float" office:value="423.989281">
            <text:p>423.98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93]-[.F$2])^2" office:value-type="float" office:value="50.1264">
            <text:p>50.1264</text:p>
          </table:table-cell>
          <table:table-cell table:formula="of:=([.B49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4]-[.F$2])^2" office:value-type="float" office:value="36.9664">
            <text:p>36.9664</text:p>
          </table:table-cell>
          <table:table-cell table:formula="of:=([.B49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95]-[.F$2])^2" office:value-type="float" office:value="36.9664">
            <text:p>36.9664</text:p>
          </table:table-cell>
          <table:table-cell table:formula="of:=([.B49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496]-[.F$2])^2" office:value-type="float" office:value="50.1264">
            <text:p>50.1264</text:p>
          </table:table-cell>
          <table:table-cell table:formula="of:=([.B49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97]-[.F$2])^2" office:value-type="float" office:value="36.9664">
            <text:p>36.9664</text:p>
          </table:table-cell>
          <table:table-cell table:formula="of:=([.B49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498]-[.F$2])^2" office:value-type="float" office:value="62.7264">
            <text:p>62.7264</text:p>
          </table:table-cell>
          <table:table-cell table:formula="of:=([.B49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499]-[.F$2])^2" office:value-type="float" office:value="24.2064">
            <text:p>24.2064</text:p>
          </table:table-cell>
          <table:table-cell table:formula="of:=([.B49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00]-[.F$2])^2" office:value-type="float" office:value="36.9664">
            <text:p>36.9664</text:p>
          </table:table-cell>
          <table:table-cell table:formula="of:=([.B50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1]-[.F$2])^2" office:value-type="float" office:value="36.9664">
            <text:p>36.9664</text:p>
          </table:table-cell>
          <table:table-cell table:formula="of:=([.B50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table:formula="of:=([.A502]-[.F$2])^2" office:value-type="float" office:value="142.0864">
            <text:p>142.0864</text:p>
          </table:table-cell>
          <table:table-cell table:formula="of:=([.B502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3]-[.F$2])^2" office:value-type="float" office:value="36.9664">
            <text:p>36.9664</text:p>
          </table:table-cell>
          <table:table-cell table:formula="of:=([.B50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04]-[.F$2])^2" office:value-type="float" office:value="25.8064">
            <text:p>25.8064</text:p>
          </table:table-cell>
          <table:table-cell table:formula="of:=([.B50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5]-[.F$2])^2" office:value-type="float" office:value="36.9664">
            <text:p>36.9664</text:p>
          </table:table-cell>
          <table:table-cell table:formula="of:=([.B5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6]-[.F$2])^2" office:value-type="float" office:value="36.9664">
            <text:p>36.9664</text:p>
          </table:table-cell>
          <table:table-cell table:formula="of:=([.B50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07]-[.F$2])^2" office:value-type="float" office:value="36.9664">
            <text:p>36.9664</text:p>
          </table:table-cell>
          <table:table-cell table:formula="of:=([.B50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([.A508]-[.F$2])^2" office:value-type="float" office:value="166.9264">
            <text:p>166.9264</text:p>
          </table:table-cell>
          <table:table-cell table:formula="of:=([.B508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09]-[.F$2])^2" office:value-type="float" office:value="50.1264">
            <text:p>50.1264</text:p>
          </table:table-cell>
          <table:table-cell table:formula="of:=([.B50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formula="of:=([.A510]-[.F$2])^2" office:value-type="float" office:value="79.5664">
            <text:p>79.5664</text:p>
          </table:table-cell>
          <table:table-cell table:formula="of:=([.B510]-[.J$2])^2" office:value-type="float" office:value="556.535281">
            <text:p>556.535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formula="of:=([.A511]-[.F$2])^2" office:value-type="float" office:value="4.32639999999999">
            <text:p>4.3264</text:p>
          </table:table-cell>
          <table:table-cell table:formula="of:=([.B511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formula="of:=([.A512]-[.F$2])^2" office:value-type="float" office:value="62.7264">
            <text:p>62.7264</text:p>
          </table:table-cell>
          <table:table-cell table:formula="of:=([.B512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513]-[.F$2])^2" office:value-type="float" office:value="8.52640000000001">
            <text:p>8.5264</text:p>
          </table:table-cell>
          <table:table-cell table:formula="of:=([.B51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14]-[.F$2])^2" office:value-type="float" office:value="36.9664">
            <text:p>36.9664</text:p>
          </table:table-cell>
          <table:table-cell table:formula="of:=([.B51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15]-[.F$2])^2" office:value-type="float" office:value="16.6464">
            <text:p>16.6464</text:p>
          </table:table-cell>
          <table:table-cell table:formula="of:=([.B51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16]-[.F$2])^2" office:value-type="float" office:value="36.9664">
            <text:p>36.9664</text:p>
          </table:table-cell>
          <table:table-cell table:formula="of:=([.B5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17]-[.F$2])^2" office:value-type="float" office:value="4.32639999999999">
            <text:p>4.3264</text:p>
          </table:table-cell>
          <table:table-cell table:formula="of:=([.B5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518]-[.F$2])^2" office:value-type="float" office:value="79.5664">
            <text:p>79.5664</text:p>
          </table:table-cell>
          <table:table-cell table:formula="of:=([.B518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19]-[.F$2])^2" office:value-type="float" office:value="16.6464">
            <text:p>16.6464</text:p>
          </table:table-cell>
          <table:table-cell table:formula="of:=([.B51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0]-[.F$2])^2" office:value-type="float" office:value="36.9664">
            <text:p>36.9664</text:p>
          </table:table-cell>
          <table:table-cell table:formula="of:=([.B52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21]-[.F$2])^2" office:value-type="float" office:value="25.8064">
            <text:p>25.8064</text:p>
          </table:table-cell>
          <table:table-cell table:formula="of:=([.B52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table:formula="of:=([.A522]-[.F$2])^2" office:value-type="float" office:value="166.9264">
            <text:p>166.9264</text:p>
          </table:table-cell>
          <table:table-cell table:formula="of:=([.B522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23]-[.F$2])^2" office:value-type="float" office:value="50.1264">
            <text:p>50.1264</text:p>
          </table:table-cell>
          <table:table-cell table:formula="of:=([.B52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24]-[.F$2])^2" office:value-type="float" office:value="16.6464">
            <text:p>16.6464</text:p>
          </table:table-cell>
          <table:table-cell table:formula="of:=([.B52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25]-[.F$2])^2" office:value-type="float" office:value="65.2864">
            <text:p>65.2864</text:p>
          </table:table-cell>
          <table:table-cell table:formula="of:=([.B525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26]-[.F$2])^2" office:value-type="float" office:value="36.9664">
            <text:p>36.9664</text:p>
          </table:table-cell>
          <table:table-cell table:formula="of:=([.B52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([.A527]-[.F$2])^2" office:value-type="float" office:value="15.3664">
            <text:p>15.3664</text:p>
          </table:table-cell>
          <table:table-cell table:formula="of:=([.B527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28]-[.F$2])^2" office:value-type="float" office:value="50.1264">
            <text:p>50.1264</text:p>
          </table:table-cell>
          <table:table-cell table:formula="of:=([.B52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29]-[.F$2])^2" office:value-type="float" office:value="36.9664">
            <text:p>36.9664</text:p>
          </table:table-cell>
          <table:table-cell table:formula="of:=([.B52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530]-[.F$2])^2" office:value-type="float" office:value="15.3664">
            <text:p>15.3664</text:p>
          </table:table-cell>
          <table:table-cell table:formula="of:=([.B530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formula="of:=([.A531]-[.F$2])^2" office:value-type="float" office:value="98.4064">
            <text:p>98.4064</text:p>
          </table:table-cell>
          <table:table-cell table:formula="of:=([.B531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([.A532]-[.F$2])^2" office:value-type="float" office:value="0.846400000000003">
            <text:p>0.8464</text:p>
          </table:table-cell>
          <table:table-cell table:formula="of:=([.B532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table:formula="of:=([.A533]-[.F$2])^2" office:value-type="float" office:value="480.4864">
            <text:p>480.4864</text:p>
          </table:table-cell>
          <table:table-cell table:formula="of:=([.B533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4]-[.F$2])^2" office:value-type="float" office:value="36.9664">
            <text:p>36.9664</text:p>
          </table:table-cell>
          <table:table-cell table:formula="of:=([.B53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35]-[.F$2])^2" office:value-type="float" office:value="36.9664">
            <text:p>36.9664</text:p>
          </table:table-cell>
          <table:table-cell table:formula="of:=([.B53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536]-[.F$2])^2" office:value-type="float" office:value="25.8064">
            <text:p>25.8064</text:p>
          </table:table-cell>
          <table:table-cell table:formula="of:=([.B53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7]-[.F$2])^2" office:value-type="float" office:value="36.9664">
            <text:p>36.9664</text:p>
          </table:table-cell>
          <table:table-cell table:formula="of:=([.B53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538]-[.F$2])^2" office:value-type="float" office:value="16.6464">
            <text:p>16.6464</text:p>
          </table:table-cell>
          <table:table-cell table:formula="of:=([.B538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39]-[.F$2])^2" office:value-type="float" office:value="50.1264">
            <text:p>50.1264</text:p>
          </table:table-cell>
          <table:table-cell table:formula="of:=([.B53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0]-[.F$2])^2" office:value-type="float" office:value="50.1264">
            <text:p>50.1264</text:p>
          </table:table-cell>
          <table:table-cell table:formula="of:=([.B54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41]-[.F$2])^2" office:value-type="float" office:value="50.1264">
            <text:p>50.1264</text:p>
          </table:table-cell>
          <table:table-cell table:formula="of:=([.B54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formula="of:=([.A542]-[.F$2])^2" office:value-type="float" office:value="50.1264">
            <text:p>50.1264</text:p>
          </table:table-cell>
          <table:table-cell table:formula="of:=([.B542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43]-[.F$2])^2" office:value-type="float" office:value="25.8064">
            <text:p>25.8064</text:p>
          </table:table-cell>
          <table:table-cell table:formula="of:=([.B54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4]-[.F$2])^2" office:value-type="float" office:value="25.8064">
            <text:p>25.8064</text:p>
          </table:table-cell>
          <table:table-cell table:formula="of:=([.B54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45]-[.F$2])^2" office:value-type="float" office:value="25.8064">
            <text:p>25.8064</text:p>
          </table:table-cell>
          <table:table-cell table:formula="of:=([.B54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546]-[.F$2])^2" office:value-type="float" office:value="98.4064">
            <text:p>98.4064</text:p>
          </table:table-cell>
          <table:table-cell table:formula="of:=([.B546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47]-[.F$2])^2" office:value-type="float" office:value="36.9664">
            <text:p>36.9664</text:p>
          </table:table-cell>
          <table:table-cell table:formula="of:=([.B5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table:formula="of:=([.A548]-[.F$2])^2" office:value-type="float" office:value="8.52640000000001">
            <text:p>8.5264</text:p>
          </table:table-cell>
          <table:table-cell table:formula="of:=([.B548]-[.J$2])^2" office:value-type="float" office:value="345.625281">
            <text:p>345.625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549]-[.F$2])^2" office:value-type="float" office:value="15.3664">
            <text:p>15.3664</text:p>
          </table:table-cell>
          <table:table-cell table:formula="of:=([.B54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([.A550]-[.F$2])^2" office:value-type="float" office:value="98.4064">
            <text:p>98.4064</text:p>
          </table:table-cell>
          <table:table-cell table:formula="of:=([.B550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0.846400000000003">
            <text:p>0.8464</text:p>
          </table:table-cell>
          <table:table-cell table:formula="of:=([.B55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552]-[.F$2])^2" office:value-type="float" office:value="79.5664">
            <text:p>79.5664</text:p>
          </table:table-cell>
          <table:table-cell table:formula="of:=([.B5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53]-[.F$2])^2" office:value-type="float" office:value="25.8064">
            <text:p>25.8064</text:p>
          </table:table-cell>
          <table:table-cell table:formula="of:=([.B5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554]-[.F$2])^2" office:value-type="float" office:value="47.8864">
            <text:p>47.8864</text:p>
          </table:table-cell>
          <table:table-cell table:formula="of:=([.B55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555]-[.F$2])^2" office:value-type="float" office:value="15.3664">
            <text:p>15.3664</text:p>
          </table:table-cell>
          <table:table-cell table:formula="of:=([.B555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6]-[.F$2])^2" office:value-type="float" office:value="36.9664">
            <text:p>36.9664</text:p>
          </table:table-cell>
          <table:table-cell table:formula="of:=([.B55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formula="of:=([.A557]-[.F$2])^2" office:value-type="float" office:value="35.0464">
            <text:p>35.0464</text:p>
          </table:table-cell>
          <table:table-cell table:formula="of:=([.B557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([.A558]-[.F$2])^2" office:value-type="float" office:value="24.2064">
            <text:p>24.2064</text:p>
          </table:table-cell>
          <table:table-cell table:formula="of:=([.B558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9]-[.F$2])^2" office:value-type="float" office:value="36.9664">
            <text:p>36.9664</text:p>
          </table:table-cell>
          <table:table-cell table:formula="of:=([.B55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60]-[.F$2])^2" office:value-type="float" office:value="50.1264">
            <text:p>50.1264</text:p>
          </table:table-cell>
          <table:table-cell table:formula="of:=([.B56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61]-[.F$2])^2" office:value-type="float" office:value="36.9664">
            <text:p>36.9664</text:p>
          </table:table-cell>
          <table:table-cell table:formula="of:=([.B56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62]-[.F$2])^2" office:value-type="float" office:value="36.9664">
            <text:p>36.9664</text:p>
          </table:table-cell>
          <table:table-cell table:formula="of:=([.B56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63]-[.F$2])^2" office:value-type="float" office:value="36.9664">
            <text:p>36.9664</text:p>
          </table:table-cell>
          <table:table-cell table:formula="of:=([.B56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564]-[.F$2])^2" office:value-type="float" office:value="15.3664">
            <text:p>15.3664</text:p>
          </table:table-cell>
          <table:table-cell table:formula="of:=([.B564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65]-[.F$2])^2" office:value-type="float" office:value="50.1264">
            <text:p>50.1264</text:p>
          </table:table-cell>
          <table:table-cell table:formula="of:=([.B56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([.A566]-[.F$2])^2" office:value-type="float" office:value="15.3664">
            <text:p>15.3664</text:p>
          </table:table-cell>
          <table:table-cell table:formula="of:=([.B566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table:formula="of:=([.A567]-[.F$2])^2" office:value-type="float" office:value="1083.7264">
            <text:p>1083.7264</text:p>
          </table:table-cell>
          <table:table-cell table:formula="of:=([.B567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68]-[.F$2])^2" office:value-type="float" office:value="25.8064">
            <text:p>25.8064</text:p>
          </table:table-cell>
          <table:table-cell table:formula="of:=([.B56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69]-[.F$2])^2" office:value-type="float" office:value="25.8064">
            <text:p>25.8064</text:p>
          </table:table-cell>
          <table:table-cell table:formula="of:=([.B56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0]-[.F$2])^2" office:value-type="float" office:value="36.9664">
            <text:p>36.9664</text:p>
          </table:table-cell>
          <table:table-cell table:formula="of:=([.B57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71]-[.F$2])^2" office:value-type="float" office:value="50.1264">
            <text:p>50.1264</text:p>
          </table:table-cell>
          <table:table-cell table:formula="of:=([.B57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72]-[.F$2])^2" office:value-type="float" office:value="36.9664">
            <text:p>36.9664</text:p>
          </table:table-cell>
          <table:table-cell table:formula="of:=([.B57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table:formula="of:=([.A573]-[.F$2])^2" office:value-type="float" office:value="572.1664">
            <text:p>572.1664</text:p>
          </table:table-cell>
          <table:table-cell table:formula="of:=([.B573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([.A574]-[.F$2])^2" office:value-type="float" office:value="0.00639999999999973">
            <text:p>0.0064</text:p>
          </table:table-cell>
          <table:table-cell table:formula="of:=([.B574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75]-[.F$2])^2" office:value-type="float" office:value="9.48639999999999">
            <text:p>9.4864</text:p>
          </table:table-cell>
          <table:table-cell table:formula="of:=([.B57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table:formula="of:=([.A576]-[.F$2])^2" office:value-type="float" office:value="895.2064">
            <text:p>895.2064</text:p>
          </table:table-cell>
          <table:table-cell table:formula="of:=([.B576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7]-[.F$2])^2" office:value-type="float" office:value="36.9664">
            <text:p>36.9664</text:p>
          </table:table-cell>
          <table:table-cell table:formula="of:=([.B5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8]-[.F$2])^2" office:value-type="float" office:value="36.9664">
            <text:p>36.9664</text:p>
          </table:table-cell>
          <table:table-cell table:formula="of:=([.B57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formula="of:=([.A579]-[.F$2])^2" office:value-type="float" office:value="8.52640000000001">
            <text:p>8.5264</text:p>
          </table:table-cell>
          <table:table-cell table:formula="of:=([.B579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0]-[.F$2])^2" office:value-type="float" office:value="36.9664">
            <text:p>36.9664</text:p>
          </table:table-cell>
          <table:table-cell table:formula="of:=([.B58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81]-[.F$2])^2" office:value-type="float" office:value="16.6464">
            <text:p>16.6464</text:p>
          </table:table-cell>
          <table:table-cell table:formula="of:=([.B58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2]-[.F$2])^2" office:value-type="float" office:value="36.9664">
            <text:p>36.9664</text:p>
          </table:table-cell>
          <table:table-cell table:formula="of:=([.B58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([.A583]-[.F$2])^2" office:value-type="float" office:value="79.5664">
            <text:p>79.5664</text:p>
          </table:table-cell>
          <table:table-cell table:formula="of:=([.B58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84]-[.F$2])^2" office:value-type="float" office:value="36.9664">
            <text:p>36.9664</text:p>
          </table:table-cell>
          <table:table-cell table:formula="of:=([.B58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5]-[.F$2])^2" office:value-type="float" office:value="25.8064">
            <text:p>25.8064</text:p>
          </table:table-cell>
          <table:table-cell table:formula="of:=([.B58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586]-[.F$2])^2" office:value-type="float" office:value="25.8064">
            <text:p>25.8064</text:p>
          </table:table-cell>
          <table:table-cell table:formula="of:=([.B58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formula="of:=([.A587]-[.F$2])^2" office:value-type="float" office:value="142.0864">
            <text:p>142.0864</text:p>
          </table:table-cell>
          <table:table-cell table:formula="of:=([.B587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36.9664">
            <text:p>36.9664</text:p>
          </table:table-cell>
          <table:table-cell table:formula="of:=([.B58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89]-[.F$2])^2" office:value-type="float" office:value="36.9664">
            <text:p>36.9664</text:p>
          </table:table-cell>
          <table:table-cell table:formula="of:=([.B58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([.A590]-[.F$2])^2" office:value-type="float" office:value="286.2864">
            <text:p>286.2864</text:p>
          </table:table-cell>
          <table:table-cell table:formula="of:=([.B5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formula="of:=([.A591]-[.F$2])^2" office:value-type="float" office:value="8.52640000000001">
            <text:p>8.5264</text:p>
          </table:table-cell>
          <table:table-cell table:formula="of:=([.B59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592]-[.F$2])^2" office:value-type="float" office:value="50.1264">
            <text:p>50.1264</text:p>
          </table:table-cell>
          <table:table-cell table:formula="of:=([.B59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593]-[.F$2])^2" office:value-type="float" office:value="15.3664">
            <text:p>15.3664</text:p>
          </table:table-cell>
          <table:table-cell table:formula="of:=([.B5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25.8064">
            <text:p>25.8064</text:p>
          </table:table-cell>
          <table:table-cell table:formula="of:=([.B59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595]-[.F$2])^2" office:value-type="float" office:value="15.3664">
            <text:p>15.3664</text:p>
          </table:table-cell>
          <table:table-cell table:formula="of:=([.B595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596]-[.F$2])^2" office:value-type="float" office:value="36.9664">
            <text:p>36.9664</text:p>
          </table:table-cell>
          <table:table-cell table:formula="of:=([.B59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7]-[.F$2])^2" office:value-type="float" office:value="36.9664">
            <text:p>36.9664</text:p>
          </table:table-cell>
          <table:table-cell table:formula="of:=([.B59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([.A598]-[.F$2])^2" office:value-type="float" office:value="50.1264">
            <text:p>50.1264</text:p>
          </table:table-cell>
          <table:table-cell table:formula="of:=([.B598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99]-[.F$2])^2" office:value-type="float" office:value="36.9664">
            <text:p>36.9664</text:p>
          </table:table-cell>
          <table:table-cell table:formula="of:=([.B59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0]-[.F$2])^2" office:value-type="float" office:value="50.1264">
            <text:p>50.1264</text:p>
          </table:table-cell>
          <table:table-cell table:formula="of:=([.B60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01]-[.F$2])^2" office:value-type="float" office:value="36.9664">
            <text:p>36.9664</text:p>
          </table:table-cell>
          <table:table-cell table:formula="of:=([.B60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602]-[.F$2])^2" office:value-type="float" office:value="24.2064">
            <text:p>24.2064</text:p>
          </table:table-cell>
          <table:table-cell table:formula="of:=([.B60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03]-[.F$2])^2" office:value-type="float" office:value="36.9664">
            <text:p>36.9664</text:p>
          </table:table-cell>
          <table:table-cell table:formula="of:=([.B60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04]-[.F$2])^2" office:value-type="float" office:value="101.6064">
            <text:p>101.6064</text:p>
          </table:table-cell>
          <table:table-cell table:formula="of:=([.B604]-[.J$2])^2" office:value-type="float" office:value="70.711281">
            <text:p>70.71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table:formula="of:=([.A605]-[.F$2])^2" office:value-type="float" office:value="16.6464">
            <text:p>16.6464</text:p>
          </table:table-cell>
          <table:table-cell table:formula="of:=([.B605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([.A606]-[.F$2])^2" office:value-type="float" office:value="3.68640000000001">
            <text:p>3.6864</text:p>
          </table:table-cell>
          <table:table-cell table:formula="of:=([.B606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607]-[.F$2])^2" office:value-type="float" office:value="142.0864">
            <text:p>142.0864</text:p>
          </table:table-cell>
          <table:table-cell table:formula="of:=([.B607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08]-[.F$2])^2" office:value-type="float" office:value="50.1264">
            <text:p>50.1264</text:p>
          </table:table-cell>
          <table:table-cell table:formula="of:=([.B60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09]-[.F$2])^2" office:value-type="float" office:value="50.1264">
            <text:p>50.1264</text:p>
          </table:table-cell>
          <table:table-cell table:formula="of:=([.B60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10]-[.F$2])^2" office:value-type="float" office:value="8.52640000000001">
            <text:p>8.5264</text:p>
          </table:table-cell>
          <table:table-cell table:formula="of:=([.B610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formula="of:=([.A611]-[.F$2])^2" office:value-type="float" office:value="101.6064">
            <text:p>101.6064</text:p>
          </table:table-cell>
          <table:table-cell table:formula="of:=([.B611]-[.J$2])^2" office:value-type="float" office:value="70.711281">
            <text:p>70.71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12]-[.F$2])^2" office:value-type="float" office:value="50.1264">
            <text:p>50.1264</text:p>
          </table:table-cell>
          <table:table-cell table:formula="of:=([.B61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13]-[.F$2])^2" office:value-type="float" office:value="36.9664">
            <text:p>36.9664</text:p>
          </table:table-cell>
          <table:table-cell table:formula="of:=([.B61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14]-[.F$2])^2" office:value-type="float" office:value="36.9664">
            <text:p>36.9664</text:p>
          </table:table-cell>
          <table:table-cell table:formula="of:=([.B61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15]-[.F$2])^2" office:value-type="float" office:value="36.9664">
            <text:p>36.9664</text:p>
          </table:table-cell>
          <table:table-cell table:formula="of:=([.B61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616]-[.F$2])^2" office:value-type="float" office:value="3.68640000000001">
            <text:p>3.6864</text:p>
          </table:table-cell>
          <table:table-cell table:formula="of:=([.B6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617]-[.F$2])^2" office:value-type="float" office:value="8.52640000000001">
            <text:p>8.5264</text:p>
          </table:table-cell>
          <table:table-cell table:formula="of:=([.B6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table:formula="of:=([.A618]-[.F$2])^2" office:value-type="float" office:value="142.0864">
            <text:p>142.0864</text:p>
          </table:table-cell>
          <table:table-cell table:formula="of:=([.B618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19]-[.F$2])^2" office:value-type="float" office:value="25.8064">
            <text:p>25.8064</text:p>
          </table:table-cell>
          <table:table-cell table:formula="of:=([.B6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table:formula="of:=([.A620]-[.F$2])^2" office:value-type="float" office:value="1290.2464">
            <text:p>1290.2464</text:p>
          </table:table-cell>
          <table:table-cell table:formula="of:=([.B620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21]-[.F$2])^2" office:value-type="float" office:value="50.1264">
            <text:p>50.1264</text:p>
          </table:table-cell>
          <table:table-cell table:formula="of:=([.B62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formula="of:=([.A622]-[.F$2])^2" office:value-type="float" office:value="253.4464">
            <text:p>253.4464</text:p>
          </table:table-cell>
          <table:table-cell table:formula="of:=([.B622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3]-[.F$2])^2" office:value-type="float" office:value="36.9664">
            <text:p>36.9664</text:p>
          </table:table-cell>
          <table:table-cell table:formula="of:=([.B62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24]-[.F$2])^2" office:value-type="float" office:value="25.8064">
            <text:p>25.8064</text:p>
          </table:table-cell>
          <table:table-cell table:formula="of:=([.B62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25]-[.F$2])^2" office:value-type="float" office:value="36.9664">
            <text:p>36.9664</text:p>
          </table:table-cell>
          <table:table-cell table:formula="of:=([.B625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36.9664">
            <text:p>36.9664</text:p>
          </table:table-cell>
          <table:table-cell table:formula="of:=([.B62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627]-[.F$2])^2" office:value-type="float" office:value="15.3664">
            <text:p>15.3664</text:p>
          </table:table-cell>
          <table:table-cell table:formula="of:=([.B627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36.9664">
            <text:p>36.9664</text:p>
          </table:table-cell>
          <table:table-cell table:formula="of:=([.B62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formula="of:=([.A629]-[.F$2])^2" office:value-type="float" office:value="0.00639999999999973">
            <text:p>0.0064</text:p>
          </table:table-cell>
          <table:table-cell table:formula="of:=([.B629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30]-[.F$2])^2" office:value-type="float" office:value="16.6464">
            <text:p>16.6464</text:p>
          </table:table-cell>
          <table:table-cell table:formula="of:=([.B63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formula="of:=([.A631]-[.F$2])^2" office:value-type="float" office:value="36.9664">
            <text:p>36.9664</text:p>
          </table:table-cell>
          <table:table-cell table:formula="of:=([.B631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([.A632]-[.F$2])^2" office:value-type="float" office:value="25.8064">
            <text:p>25.8064</text:p>
          </table:table-cell>
          <table:table-cell table:formula="of:=([.B632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633]-[.F$2])^2" office:value-type="float" office:value="16.6464">
            <text:p>16.6464</text:p>
          </table:table-cell>
          <table:table-cell table:formula="of:=([.B63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634]-[.F$2])^2" office:value-type="float" office:value="50.1264">
            <text:p>50.1264</text:p>
          </table:table-cell>
          <table:table-cell table:formula="of:=([.B63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formula="of:=([.A635]-[.F$2])^2" office:value-type="float" office:value="525.3264">
            <text:p>525.3264</text:p>
          </table:table-cell>
          <table:table-cell table:formula="of:=([.B635]-[.J$2])^2" office:value-type="float" office:value="309.443281">
            <text:p>309.44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6]-[.F$2])^2" office:value-type="float" office:value="36.9664">
            <text:p>36.9664</text:p>
          </table:table-cell>
          <table:table-cell table:formula="of:=([.B63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37]-[.F$2])^2" office:value-type="float" office:value="36.9664">
            <text:p>36.9664</text:p>
          </table:table-cell>
          <table:table-cell table:formula="of:=([.B63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638]-[.F$2])^2" office:value-type="float" office:value="0.00639999999999973">
            <text:p>0.0064</text:p>
          </table:table-cell>
          <table:table-cell table:formula="of:=([.B638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([.A639]-[.F$2])^2" office:value-type="float" office:value="24.2064">
            <text:p>24.2064</text:p>
          </table:table-cell>
          <table:table-cell table:formula="of:=([.B639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([.A640]-[.F$2])^2" office:value-type="float" office:value="62.7264">
            <text:p>62.7264</text:p>
          </table:table-cell>
          <table:table-cell table:formula="of:=([.B64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41]-[.F$2])^2" office:value-type="float" office:value="36.9664">
            <text:p>36.9664</text:p>
          </table:table-cell>
          <table:table-cell table:formula="of:=([.B64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A642]-[.F$2])^2" office:value-type="float" office:value="437.6464">
            <text:p>437.6464</text:p>
          </table:table-cell>
          <table:table-cell table:formula="of:=([.B642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table:formula="of:=([.A643]-[.F$2])^2" office:value-type="float" office:value="193.7664">
            <text:p>193.7664</text:p>
          </table:table-cell>
          <table:table-cell table:formula="of:=([.B64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644]-[.F$2])^2" office:value-type="float" office:value="15.3664">
            <text:p>15.3664</text:p>
          </table:table-cell>
          <table:table-cell table:formula="of:=([.B644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645]-[.F$2])^2" office:value-type="float" office:value="16.6464">
            <text:p>16.6464</text:p>
          </table:table-cell>
          <table:table-cell table:formula="of:=([.B64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46]-[.F$2])^2" office:value-type="float" office:value="50.1264">
            <text:p>50.1264</text:p>
          </table:table-cell>
          <table:table-cell table:formula="of:=([.B64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formula="of:=([.A647]-[.F$2])^2" office:value-type="float" office:value="47.8864">
            <text:p>47.8864</text:p>
          </table:table-cell>
          <table:table-cell table:formula="of:=([.B647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648]-[.F$2])^2" office:value-type="float" office:value="24.2064">
            <text:p>24.2064</text:p>
          </table:table-cell>
          <table:table-cell table:formula="of:=([.B648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([.A649]-[.F$2])^2" office:value-type="float" office:value="15.3664">
            <text:p>15.3664</text:p>
          </table:table-cell>
          <table:table-cell table:formula="of:=([.B64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table:formula="of:=([.A650]-[.F$2])^2" office:value-type="float" office:value="437.6464">
            <text:p>437.6464</text:p>
          </table:table-cell>
          <table:table-cell table:formula="of:=([.B650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formula="of:=([.A651]-[.F$2])^2" office:value-type="float" office:value="724.6864">
            <text:p>724.6864</text:p>
          </table:table-cell>
          <table:table-cell table:formula="of:=([.B651]-[.J$2])^2" office:value-type="float" office:value="604.717281">
            <text:p>604.71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52]-[.F$2])^2" office:value-type="float" office:value="50.1264">
            <text:p>50.1264</text:p>
          </table:table-cell>
          <table:table-cell table:formula="of:=([.B65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53]-[.F$2])^2" office:value-type="float" office:value="4.32639999999999">
            <text:p>4.3264</text:p>
          </table:table-cell>
          <table:table-cell table:formula="of:=([.B653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4]-[.F$2])^2" office:value-type="float" office:value="50.1264">
            <text:p>50.1264</text:p>
          </table:table-cell>
          <table:table-cell table:formula="of:=([.B654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655]-[.F$2])^2" office:value-type="float" office:value="50.1264">
            <text:p>50.1264</text:p>
          </table:table-cell>
          <table:table-cell table:formula="of:=([.B65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56]-[.F$2])^2" office:value-type="float" office:value="25.8064">
            <text:p>25.8064</text:p>
          </table:table-cell>
          <table:table-cell table:formula="of:=([.B65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table:formula="of:=([.A657]-[.F$2])^2" office:value-type="float" office:value="166.9264">
            <text:p>166.9264</text:p>
          </table:table-cell>
          <table:table-cell table:formula="of:=([.B657]-[.J$2])^2" office:value-type="float" office:value="875.627281">
            <text:p>875.62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58]-[.F$2])^2" office:value-type="float" office:value="25.8064">
            <text:p>25.8064</text:p>
          </table:table-cell>
          <table:table-cell table:formula="of:=([.B65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table:formula="of:=([.A659]-[.F$2])^2" office:value-type="float" office:value="222.6064">
            <text:p>222.6064</text:p>
          </table:table-cell>
          <table:table-cell table:formula="of:=([.B659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60]-[.F$2])^2" office:value-type="float" office:value="0.00639999999999973">
            <text:p>0.0064</text:p>
          </table:table-cell>
          <table:table-cell table:formula="of:=([.B66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table:formula="of:=([.A661]-[.F$2])^2" office:value-type="float" office:value="16.6464">
            <text:p>16.6464</text:p>
          </table:table-cell>
          <table:table-cell table:formula="of:=([.B661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62]-[.F$2])^2" office:value-type="float" office:value="36.9664">
            <text:p>36.9664</text:p>
          </table:table-cell>
          <table:table-cell table:formula="of:=([.B66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63]-[.F$2])^2" office:value-type="float" office:value="36.9664">
            <text:p>36.9664</text:p>
          </table:table-cell>
          <table:table-cell table:formula="of:=([.B663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64]-[.F$2])^2" office:value-type="float" office:value="25.8064">
            <text:p>25.8064</text:p>
          </table:table-cell>
          <table:table-cell table:formula="of:=([.B66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table:formula="of:=([.A665]-[.F$2])^2" office:value-type="float" office:value="437.6464">
            <text:p>437.6464</text:p>
          </table:table-cell>
          <table:table-cell table:formula="of:=([.B66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table:formula="of:=([.A666]-[.F$2])^2" office:value-type="float" office:value="2296.3264">
            <text:p>2296.3264</text:p>
          </table:table-cell>
          <table:table-cell table:formula="of:=([.B666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667]-[.F$2])^2" office:value-type="float" office:value="50.1264">
            <text:p>50.1264</text:p>
          </table:table-cell>
          <table:table-cell table:formula="of:=([.B66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68]-[.F$2])^2" office:value-type="float" office:value="0.00639999999999973">
            <text:p>0.0064</text:p>
          </table:table-cell>
          <table:table-cell table:formula="of:=([.B66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69]-[.F$2])^2" office:value-type="float" office:value="50.1264">
            <text:p>50.1264</text:p>
          </table:table-cell>
          <table:table-cell table:formula="of:=([.B66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table:formula="of:=([.A670]-[.F$2])^2" office:value-type="float" office:value="98.4064">
            <text:p>98.4064</text:p>
          </table:table-cell>
          <table:table-cell table:formula="of:=([.B670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71]-[.F$2])^2" office:value-type="float" office:value="25.8064">
            <text:p>25.8064</text:p>
          </table:table-cell>
          <table:table-cell table:formula="of:=([.B67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([.A672]-[.F$2])^2" office:value-type="float" office:value="25.8064">
            <text:p>25.8064</text:p>
          </table:table-cell>
          <table:table-cell table:formula="of:=([.B672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([.A673]-[.F$2])^2" office:value-type="float" office:value="98.4064">
            <text:p>98.4064</text:p>
          </table:table-cell>
          <table:table-cell table:formula="of:=([.B673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74]-[.F$2])^2" office:value-type="float" office:value="36.9664">
            <text:p>36.9664</text:p>
          </table:table-cell>
          <table:table-cell table:formula="of:=([.B67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675]-[.F$2])^2" office:value-type="float" office:value="119.2464">
            <text:p>119.2464</text:p>
          </table:table-cell>
          <table:table-cell table:formula="of:=([.B67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6]-[.F$2])^2" office:value-type="float" office:value="36.9664">
            <text:p>36.9664</text:p>
          </table:table-cell>
          <table:table-cell table:formula="of:=([.B67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formula="of:=([.A677]-[.F$2])^2" office:value-type="float" office:value="16.6464">
            <text:p>16.6464</text:p>
          </table:table-cell>
          <table:table-cell table:formula="of:=([.B677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78]-[.F$2])^2" office:value-type="float" office:value="36.9664">
            <text:p>36.9664</text:p>
          </table:table-cell>
          <table:table-cell table:formula="of:=([.B67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([.A679]-[.F$2])^2" office:value-type="float" office:value="253.4464">
            <text:p>253.4464</text:p>
          </table:table-cell>
          <table:table-cell table:formula="of:=([.B679]-[.J$2])^2" office:value-type="float" office:value="423.989281">
            <text:p>423.98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680]-[.F$2])^2" office:value-type="float" office:value="3.68640000000001">
            <text:p>3.6864</text:p>
          </table:table-cell>
          <table:table-cell table:formula="of:=([.B680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681]-[.F$2])^2" office:value-type="float" office:value="8.52640000000001">
            <text:p>8.5264</text:p>
          </table:table-cell>
          <table:table-cell table:formula="of:=([.B68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2]-[.F$2])^2" office:value-type="float" office:value="36.9664">
            <text:p>36.9664</text:p>
          </table:table-cell>
          <table:table-cell table:formula="of:=([.B68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([.A683]-[.F$2])^2" office:value-type="float" office:value="24.2064">
            <text:p>24.2064</text:p>
          </table:table-cell>
          <table:table-cell table:formula="of:=([.B68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84]-[.F$2])^2" office:value-type="float" office:value="25.8064">
            <text:p>25.8064</text:p>
          </table:table-cell>
          <table:table-cell table:formula="of:=([.B68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5]-[.F$2])^2" office:value-type="float" office:value="36.9664">
            <text:p>36.9664</text:p>
          </table:table-cell>
          <table:table-cell table:formula="of:=([.B68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86]-[.F$2])^2" office:value-type="float" office:value="25.8064">
            <text:p>25.8064</text:p>
          </table:table-cell>
          <table:table-cell table:formula="of:=([.B68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([.A687]-[.F$2])^2" office:value-type="float" office:value="36.9664">
            <text:p>36.9664</text:p>
          </table:table-cell>
          <table:table-cell table:formula="of:=([.B687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([.A688]-[.F$2])^2" office:value-type="float" office:value="724.6864">
            <text:p>724.6864</text:p>
          </table:table-cell>
          <table:table-cell table:formula="of:=([.B688]-[.J$2])^2" office:value-type="float" office:value="997.991281">
            <text:p>997.99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([.A689]-[.F$2])^2" office:value-type="float" office:value="35.0464">
            <text:p>35.0464</text:p>
          </table:table-cell>
          <table:table-cell table:formula="of:=([.B689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690]-[.F$2])^2" office:value-type="float" office:value="36.9664">
            <text:p>36.9664</text:p>
          </table:table-cell>
          <table:table-cell table:formula="of:=([.B690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([.A691]-[.F$2])^2" office:value-type="float" office:value="98.4064">
            <text:p>98.4064</text:p>
          </table:table-cell>
          <table:table-cell table:formula="of:=([.B691]-[.J$2])^2" office:value-type="float" office:value="604.717281">
            <text:p>604.71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692]-[.F$2])^2" office:value-type="float" office:value="3.68640000000001">
            <text:p>3.6864</text:p>
          </table:table-cell>
          <table:table-cell table:formula="of:=([.B692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3]-[.F$2])^2" office:value-type="float" office:value="36.9664">
            <text:p>36.9664</text:p>
          </table:table-cell>
          <table:table-cell table:formula="of:=([.B69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([.A694]-[.F$2])^2" office:value-type="float" office:value="1.1664">
            <text:p>1.1664</text:p>
          </table:table-cell>
          <table:table-cell table:formula="of:=([.B694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95]-[.F$2])^2" office:value-type="float" office:value="50.1264">
            <text:p>50.1264</text:p>
          </table:table-cell>
          <table:table-cell table:formula="of:=([.B69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96]-[.F$2])^2" office:value-type="float" office:value="25.8064">
            <text:p>25.8064</text:p>
          </table:table-cell>
          <table:table-cell table:formula="of:=([.B69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7]-[.F$2])^2" office:value-type="float" office:value="36.9664">
            <text:p>36.9664</text:p>
          </table:table-cell>
          <table:table-cell table:formula="of:=([.B69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36.9664">
            <text:p>36.9664</text:p>
          </table:table-cell>
          <table:table-cell table:formula="of:=([.B69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99]-[.F$2])^2" office:value-type="float" office:value="36.9664">
            <text:p>36.9664</text:p>
          </table:table-cell>
          <table:table-cell table:formula="of:=([.B69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00]-[.F$2])^2" office:value-type="float" office:value="50.1264">
            <text:p>50.1264</text:p>
          </table:table-cell>
          <table:table-cell table:formula="of:=([.B70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formula="of:=([.A701]-[.F$2])^2" office:value-type="float" office:value="0.00639999999999973">
            <text:p>0.0064</text:p>
          </table:table-cell>
          <table:table-cell table:formula="of:=([.B701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2]-[.F$2])^2" office:value-type="float" office:value="25.8064">
            <text:p>25.8064</text:p>
          </table:table-cell>
          <table:table-cell table:formula="of:=([.B7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25.8064">
            <text:p>25.8064</text:p>
          </table:table-cell>
          <table:table-cell table:formula="of:=([.B70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table:formula="of:=([.A704]-[.F$2])^2" office:value-type="float" office:value="119.2464">
            <text:p>119.2464</text:p>
          </table:table-cell>
          <table:table-cell table:formula="of:=([.B704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05]-[.F$2])^2" office:value-type="float" office:value="25.8064">
            <text:p>25.8064</text:p>
          </table:table-cell>
          <table:table-cell table:formula="of:=([.B7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06]-[.F$2])^2" office:value-type="float" office:value="25.8064">
            <text:p>25.8064</text:p>
          </table:table-cell>
          <table:table-cell table:formula="of:=([.B70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7]-[.F$2])^2" office:value-type="float" office:value="36.9664">
            <text:p>36.9664</text:p>
          </table:table-cell>
          <table:table-cell table:formula="of:=([.B70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formula="of:=([.A708]-[.F$2])^2" office:value-type="float" office:value="166.9264">
            <text:p>166.9264</text:p>
          </table:table-cell>
          <table:table-cell table:formula="of:=([.B708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formula="of:=([.A709]-[.F$2])^2" office:value-type="float" office:value="3.68640000000001">
            <text:p>3.6864</text:p>
          </table:table-cell>
          <table:table-cell table:formula="of:=([.B709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formula="of:=([.A710]-[.F$2])^2" office:value-type="float" office:value="79.5664">
            <text:p>79.5664</text:p>
          </table:table-cell>
          <table:table-cell table:formula="of:=([.B710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1]-[.F$2])^2" office:value-type="float" office:value="36.9664">
            <text:p>36.9664</text:p>
          </table:table-cell>
          <table:table-cell table:formula="of:=([.B71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2]-[.F$2])^2" office:value-type="float" office:value="36.9664">
            <text:p>36.9664</text:p>
          </table:table-cell>
          <table:table-cell table:formula="of:=([.B71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13]-[.F$2])^2" office:value-type="float" office:value="50.1264">
            <text:p>50.1264</text:p>
          </table:table-cell>
          <table:table-cell table:formula="of:=([.B71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14]-[.F$2])^2" office:value-type="float" office:value="50.1264">
            <text:p>50.1264</text:p>
          </table:table-cell>
          <table:table-cell table:formula="of:=([.B71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15]-[.F$2])^2" office:value-type="float" office:value="25.8064">
            <text:p>25.8064</text:p>
          </table:table-cell>
          <table:table-cell table:formula="of:=([.B71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6]-[.F$2])^2" office:value-type="float" office:value="36.9664">
            <text:p>36.9664</text:p>
          </table:table-cell>
          <table:table-cell table:formula="of:=([.B7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17]-[.F$2])^2" office:value-type="float" office:value="25.8064">
            <text:p>25.8064</text:p>
          </table:table-cell>
          <table:table-cell table:formula="of:=([.B7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18]-[.F$2])^2" office:value-type="float" office:value="36.9664">
            <text:p>36.9664</text:p>
          </table:table-cell>
          <table:table-cell table:formula="of:=([.B71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9]-[.F$2])^2" office:value-type="float" office:value="36.9664">
            <text:p>36.9664</text:p>
          </table:table-cell>
          <table:table-cell table:formula="of:=([.B7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720]-[.F$2])^2" office:value-type="float" office:value="15.3664">
            <text:p>15.3664</text:p>
          </table:table-cell>
          <table:table-cell table:formula="of:=([.B720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21]-[.F$2])^2" office:value-type="float" office:value="50.1264">
            <text:p>50.1264</text:p>
          </table:table-cell>
          <table:table-cell table:formula="of:=([.B721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([.A722]-[.F$2])^2" office:value-type="float" office:value="79.5664">
            <text:p>79.5664</text:p>
          </table:table-cell>
          <table:table-cell table:formula="of:=([.B722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23]-[.F$2])^2" office:value-type="float" office:value="25.8064">
            <text:p>25.8064</text:p>
          </table:table-cell>
          <table:table-cell table:formula="of:=([.B72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24]-[.F$2])^2" office:value-type="float" office:value="50.1264">
            <text:p>50.1264</text:p>
          </table:table-cell>
          <table:table-cell table:formula="of:=([.B72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25]-[.F$2])^2" office:value-type="float" office:value="25.8064">
            <text:p>25.8064</text:p>
          </table:table-cell>
          <table:table-cell table:formula="of:=([.B72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formula="of:=([.A726]-[.F$2])^2" office:value-type="float" office:value="62.7264">
            <text:p>62.7264</text:p>
          </table:table-cell>
          <table:table-cell table:formula="of:=([.B726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([.A727]-[.F$2])^2" office:value-type="float" office:value="724.6864">
            <text:p>724.6864</text:p>
          </table:table-cell>
          <table:table-cell table:formula="of:=([.B727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28]-[.F$2])^2" office:value-type="float" office:value="25.8064">
            <text:p>25.8064</text:p>
          </table:table-cell>
          <table:table-cell table:formula="of:=([.B72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table:formula="of:=([.A729]-[.F$2])^2" office:value-type="float" office:value="15.3664">
            <text:p>15.3664</text:p>
          </table:table-cell>
          <table:table-cell table:formula="of:=([.B729]-[.J$2])^2" office:value-type="float" office:value="1266.719281">
            <text:p>1266.71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formula="of:=([.A730]-[.F$2])^2" office:value-type="float" office:value="4.32639999999999">
            <text:p>4.3264</text:p>
          </table:table-cell>
          <table:table-cell table:formula="of:=([.B730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1]-[.F$2])^2" office:value-type="float" office:value="36.9664">
            <text:p>36.9664</text:p>
          </table:table-cell>
          <table:table-cell table:formula="of:=([.B73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732]-[.F$2])^2" office:value-type="float" office:value="0.846400000000003">
            <text:p>0.8464</text:p>
          </table:table-cell>
          <table:table-cell table:formula="of:=([.B73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([.A733]-[.F$2])^2" office:value-type="float" office:value="16.6464">
            <text:p>16.6464</text:p>
          </table:table-cell>
          <table:table-cell table:formula="of:=([.B73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34]-[.F$2])^2" office:value-type="float" office:value="36.9664">
            <text:p>36.9664</text:p>
          </table:table-cell>
          <table:table-cell table:formula="of:=([.B73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formula="of:=([.A735]-[.F$2])^2" office:value-type="float" office:value="98.4064">
            <text:p>98.4064</text:p>
          </table:table-cell>
          <table:table-cell table:formula="of:=([.B735]-[.J$2])^2" office:value-type="float" office:value="935.809281">
            <text:p>935.80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formula="of:=([.A736]-[.F$2])^2" office:value-type="float" office:value="142.0864">
            <text:p>142.0864</text:p>
          </table:table-cell>
          <table:table-cell table:formula="of:=([.B736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table:formula="of:=([.A737]-[.F$2])^2" office:value-type="float" office:value="253.4464">
            <text:p>253.4464</text:p>
          </table:table-cell>
          <table:table-cell table:formula="of:=([.B73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([.A738]-[.F$2])^2" office:value-type="float" office:value="50.1264">
            <text:p>50.1264</text:p>
          </table:table-cell>
          <table:table-cell table:formula="of:=([.B738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39]-[.F$2])^2" office:value-type="float" office:value="25.8064">
            <text:p>25.8064</text:p>
          </table:table-cell>
          <table:table-cell table:formula="of:=([.B73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40]-[.F$2])^2" office:value-type="float" office:value="50.1264">
            <text:p>50.1264</text:p>
          </table:table-cell>
          <table:table-cell table:formula="of:=([.B74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41]-[.F$2])^2" office:value-type="float" office:value="50.1264">
            <text:p>50.1264</text:p>
          </table:table-cell>
          <table:table-cell table:formula="of:=([.B74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table:formula="of:=([.A742]-[.F$2])^2" office:value-type="float" office:value="142.0864">
            <text:p>142.0864</text:p>
          </table:table-cell>
          <table:table-cell table:formula="of:=([.B742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43]-[.F$2])^2" office:value-type="float" office:value="25.8064">
            <text:p>25.8064</text:p>
          </table:table-cell>
          <table:table-cell table:formula="of:=([.B74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744]-[.F$2])^2" office:value-type="float" office:value="15.3664">
            <text:p>15.3664</text:p>
          </table:table-cell>
          <table:table-cell table:formula="of:=([.B744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745]-[.F$2])^2" office:value-type="float" office:value="36.9664">
            <text:p>36.9664</text:p>
          </table:table-cell>
          <table:table-cell table:formula="of:=([.B745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([.A746]-[.F$2])^2" office:value-type="float" office:value="24.2064">
            <text:p>24.2064</text:p>
          </table:table-cell>
          <table:table-cell table:formula="of:=([.B746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formula="of:=([.A747]-[.F$2])^2" office:value-type="float" office:value="47.8864">
            <text:p>47.8864</text:p>
          </table:table-cell>
          <table:table-cell table:formula="of:=([.B747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([.A748]-[.F$2])^2" office:value-type="float" office:value="0.00639999999999973">
            <text:p>0.0064</text:p>
          </table:table-cell>
          <table:table-cell table:formula="of:=([.B748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49]-[.F$2])^2" office:value-type="float" office:value="36.9664">
            <text:p>36.9664</text:p>
          </table:table-cell>
          <table:table-cell table:formula="of:=([.B74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50]-[.F$2])^2" office:value-type="float" office:value="24.2064">
            <text:p>24.2064</text:p>
          </table:table-cell>
          <table:table-cell table:formula="of:=([.B75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table:formula="of:=([.A751]-[.F$2])^2" office:value-type="float" office:value="779.5264">
            <text:p>779.5264</text:p>
          </table:table-cell>
          <table:table-cell table:formula="of:=([.B751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752]-[.F$2])^2" office:value-type="float" office:value="15.3664">
            <text:p>15.3664</text:p>
          </table:table-cell>
          <table:table-cell table:formula="of:=([.B7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table:formula="of:=([.A753]-[.F$2])^2" office:value-type="float" office:value="98.4064">
            <text:p>98.4064</text:p>
          </table:table-cell>
          <table:table-cell table:formula="of:=([.B753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54]-[.F$2])^2" office:value-type="float" office:value="36.9664">
            <text:p>36.9664</text:p>
          </table:table-cell>
          <table:table-cell table:formula="of:=([.B75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755]-[.F$2])^2" office:value-type="float" office:value="3.68640000000001">
            <text:p>3.6864</text:p>
          </table:table-cell>
          <table:table-cell table:formula="of:=([.B75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56]-[.F$2])^2" office:value-type="float" office:value="25.8064">
            <text:p>25.8064</text:p>
          </table:table-cell>
          <table:table-cell table:formula="of:=([.B75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757]-[.F$2])^2" office:value-type="float" office:value="16.6464">
            <text:p>16.6464</text:p>
          </table:table-cell>
          <table:table-cell table:formula="of:=([.B75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table:formula="of:=([.A758]-[.F$2])^2" office:value-type="float" office:value="98.4064">
            <text:p>98.4064</text:p>
          </table:table-cell>
          <table:table-cell table:formula="of:=([.B758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59]-[.F$2])^2" office:value-type="float" office:value="36.9664">
            <text:p>36.9664</text:p>
          </table:table-cell>
          <table:table-cell table:formula="of:=([.B75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table:formula="of:=([.A760]-[.F$2])^2" office:value-type="float" office:value="3.68640000000001">
            <text:p>3.6864</text:p>
          </table:table-cell>
          <table:table-cell table:formula="of:=([.B760]-[.J$2])^2" office:value-type="float" office:value="604.717281">
            <text:p>604.71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761]-[.F$2])^2" office:value-type="float" office:value="24.2064">
            <text:p>24.2064</text:p>
          </table:table-cell>
          <table:table-cell table:formula="of:=([.B761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762]-[.F$2])^2" office:value-type="float" office:value="98.4064">
            <text:p>98.4064</text:p>
          </table:table-cell>
          <table:table-cell table:formula="of:=([.B76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3]-[.F$2])^2" office:value-type="float" office:value="50.1264">
            <text:p>50.1264</text:p>
          </table:table-cell>
          <table:table-cell table:formula="of:=([.B76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formula="of:=([.A764]-[.F$2])^2" office:value-type="float" office:value="253.4464">
            <text:p>253.4464</text:p>
          </table:table-cell>
          <table:table-cell table:formula="of:=([.B76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formula="of:=([.A765]-[.F$2])^2" office:value-type="float" office:value="62.7264">
            <text:p>62.7264</text:p>
          </table:table-cell>
          <table:table-cell table:formula="of:=([.B765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766]-[.F$2])^2" office:value-type="float" office:value="15.3664">
            <text:p>15.3664</text:p>
          </table:table-cell>
          <table:table-cell table:formula="of:=([.B766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formula="of:=([.A767]-[.F$2])^2" office:value-type="float" office:value="101.6064">
            <text:p>101.6064</text:p>
          </table:table-cell>
          <table:table-cell table:formula="of:=([.B767]-[.J$2])^2" office:value-type="float" office:value="88.529281">
            <text:p>88.52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68]-[.F$2])^2" office:value-type="float" office:value="36.9664">
            <text:p>36.9664</text:p>
          </table:table-cell>
          <table:table-cell table:formula="of:=([.B76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69]-[.F$2])^2" office:value-type="float" office:value="0.00639999999999973">
            <text:p>0.0064</text:p>
          </table:table-cell>
          <table:table-cell table:formula="of:=([.B76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770]-[.F$2])^2" office:value-type="float" office:value="0.00639999999999973">
            <text:p>0.0064</text:p>
          </table:table-cell>
          <table:table-cell table:formula="of:=([.B770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771]-[.F$2])^2" office:value-type="float" office:value="36.9664">
            <text:p>36.9664</text:p>
          </table:table-cell>
          <table:table-cell table:formula="of:=([.B77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2]-[.F$2])^2" office:value-type="float" office:value="25.8064">
            <text:p>25.8064</text:p>
          </table:table-cell>
          <table:table-cell table:formula="of:=([.B77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773]-[.F$2])^2" office:value-type="float" office:value="50.1264">
            <text:p>50.1264</text:p>
          </table:table-cell>
          <table:table-cell table:formula="of:=([.B77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formula="of:=([.A774]-[.F$2])^2" office:value-type="float" office:value="16.6464">
            <text:p>16.6464</text:p>
          </table:table-cell>
          <table:table-cell table:formula="of:=([.B774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formula="of:=([.A775]-[.F$2])^2" office:value-type="float" office:value="24.2064">
            <text:p>24.2064</text:p>
          </table:table-cell>
          <table:table-cell table:formula="of:=([.B775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76]-[.F$2])^2" office:value-type="float" office:value="1.1664">
            <text:p>1.1664</text:p>
          </table:table-cell>
          <table:table-cell table:formula="of:=([.B77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36.9664">
            <text:p>36.9664</text:p>
          </table:table-cell>
          <table:table-cell table:formula="of:=([.B7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78]-[.F$2])^2" office:value-type="float" office:value="25.8064">
            <text:p>25.8064</text:p>
          </table:table-cell>
          <table:table-cell table:formula="of:=([.B7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79]-[.F$2])^2" office:value-type="float" office:value="25.8064">
            <text:p>25.8064</text:p>
          </table:table-cell>
          <table:table-cell table:formula="of:=([.B77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80]-[.F$2])^2" office:value-type="float" office:value="50.1264">
            <text:p>50.1264</text:p>
          </table:table-cell>
          <table:table-cell table:formula="of:=([.B78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table:formula="of:=([.A781]-[.F$2])^2" office:value-type="float" office:value="98.4064">
            <text:p>98.4064</text:p>
          </table:table-cell>
          <table:table-cell table:formula="of:=([.B781]-[.J$2])^2" office:value-type="float" office:value="91.987281">
            <text:p>91.987281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formula="of:=([.A782]-[.F$2])^2" office:value-type="float" office:value="525.3264">
            <text:p>525.3264</text:p>
          </table:table-cell>
          <table:table-cell table:formula="of:=([.B782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formula="of:=([.A783]-[.F$2])^2" office:value-type="float" office:value="8.52640000000001">
            <text:p>8.5264</text:p>
          </table:table-cell>
          <table:table-cell table:formula="of:=([.B783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formula="of:=([.A784]-[.F$2])^2" office:value-type="float" office:value="3.68640000000001">
            <text:p>3.6864</text:p>
          </table:table-cell>
          <table:table-cell table:formula="of:=([.B784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8">
            <text:p>18</text:p>
          </table:table-cell>
          <table:table-cell table:formula="of:=([.A785]-[.F$2])^2" office:value-type="float" office:value="25.8064">
            <text:p>25.8064</text:p>
          </table:table-cell>
          <table:table-cell table:formula="of:=([.B785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786]-[.F$2])^2" office:value-type="float" office:value="15.3664">
            <text:p>15.3664</text:p>
          </table:table-cell>
          <table:table-cell table:formula="of:=([.B786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table:formula="of:=([.A787]-[.F$2])^2" office:value-type="float" office:value="119.2464">
            <text:p>119.2464</text:p>
          </table:table-cell>
          <table:table-cell table:formula="of:=([.B787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88]-[.F$2])^2" office:value-type="float" office:value="50.1264">
            <text:p>50.1264</text:p>
          </table:table-cell>
          <table:table-cell table:formula="of:=([.B78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formula="of:=([.A789]-[.F$2])^2" office:value-type="float" office:value="671.8464">
            <text:p>671.8464</text:p>
          </table:table-cell>
          <table:table-cell table:formula="of:=([.B789]-[.J$2])^2" office:value-type="float" office:value="134.351281">
            <text:p>134.35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790]-[.F$2])^2" office:value-type="float" office:value="62.7264">
            <text:p>62.7264</text:p>
          </table:table-cell>
          <table:table-cell table:formula="of:=([.B7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formula="of:=([.A791]-[.F$2])^2" office:value-type="float" office:value="98.4064">
            <text:p>98.4064</text:p>
          </table:table-cell>
          <table:table-cell table:formula="of:=([.B791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98.4064">
            <text:p>98.4064</text:p>
          </table:table-cell>
          <table:table-cell table:formula="of:=([.B79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93]-[.F$2])^2" office:value-type="float" office:value="25.8064">
            <text:p>25.8064</text:p>
          </table:table-cell>
          <table:table-cell table:formula="of:=([.B7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94]-[.F$2])^2" office:value-type="float" office:value="25.8064">
            <text:p>25.8064</text:p>
          </table:table-cell>
          <table:table-cell table:formula="of:=([.B79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formula="of:=([.A795]-[.F$2])^2" office:value-type="float" office:value="15.3664">
            <text:p>15.3664</text:p>
          </table:table-cell>
          <table:table-cell table:formula="of:=([.B79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96]-[.F$2])^2" office:value-type="float" office:value="36.9664">
            <text:p>36.9664</text:p>
          </table:table-cell>
          <table:table-cell table:formula="of:=([.B79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table:formula="of:=([.A797]-[.F$2])^2" office:value-type="float" office:value="0.846400000000003">
            <text:p>0.8464</text:p>
          </table:table-cell>
          <table:table-cell table:formula="of:=([.B797]-[.J$2])^2" office:value-type="float" office:value="0.167280999999999">
            <text:p>0.16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98]-[.F$2])^2" office:value-type="float" office:value="25.8064">
            <text:p>25.8064</text:p>
          </table:table-cell>
          <table:table-cell table:formula="of:=([.B79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([.A799]-[.F$2])^2" office:value-type="float" office:value="62.7264">
            <text:p>62.7264</text:p>
          </table:table-cell>
          <table:table-cell table:formula="of:=([.B799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25.8064">
            <text:p>25.8064</text:p>
          </table:table-cell>
          <table:table-cell table:formula="of:=([.B80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table:formula="of:=([.A801]-[.F$2])^2" office:value-type="float" office:value="62.7264">
            <text:p>62.7264</text:p>
          </table:table-cell>
          <table:table-cell table:formula="of:=([.B801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25.8064">
            <text:p>25.8064</text:p>
          </table:table-cell>
          <table:table-cell table:formula="of:=([.B8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([.A803]-[.F$2])^2" office:value-type="float" office:value="9.48639999999999">
            <text:p>9.4864</text:p>
          </table:table-cell>
          <table:table-cell table:formula="of:=([.B803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04]-[.F$2])^2" office:value-type="float" office:value="50.1264">
            <text:p>50.1264</text:p>
          </table:table-cell>
          <table:table-cell table:formula="of:=([.B80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05]-[.F$2])^2" office:value-type="float" office:value="50.1264">
            <text:p>50.1264</text:p>
          </table:table-cell>
          <table:table-cell table:formula="of:=([.B80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06]-[.F$2])^2" office:value-type="float" office:value="16.6464">
            <text:p>16.6464</text:p>
          </table:table-cell>
          <table:table-cell table:formula="of:=([.B80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07]-[.F$2])^2" office:value-type="float" office:value="50.1264">
            <text:p>50.1264</text:p>
          </table:table-cell>
          <table:table-cell table:formula="of:=([.B80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808]-[.F$2])^2" office:value-type="float" office:value="4.32639999999999">
            <text:p>4.3264</text:p>
          </table:table-cell>
          <table:table-cell table:formula="of:=([.B808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([.A809]-[.F$2])^2" office:value-type="float" office:value="47.8864">
            <text:p>47.8864</text:p>
          </table:table-cell>
          <table:table-cell table:formula="of:=([.B809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10]-[.F$2])^2" office:value-type="float" office:value="36.9664">
            <text:p>36.9664</text:p>
          </table:table-cell>
          <table:table-cell table:formula="of:=([.B81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formula="of:=([.A811]-[.F$2])^2" office:value-type="float" office:value="24.2064">
            <text:p>24.2064</text:p>
          </table:table-cell>
          <table:table-cell table:formula="of:=([.B811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812]-[.F$2])^2" office:value-type="float" office:value="357.9664">
            <text:p>357.9664</text:p>
          </table:table-cell>
          <table:table-cell table:formula="of:=([.B812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13]-[.F$2])^2" office:value-type="float" office:value="25.8064">
            <text:p>25.8064</text:p>
          </table:table-cell>
          <table:table-cell table:formula="of:=([.B81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([.A814]-[.F$2])^2" office:value-type="float" office:value="193.7664">
            <text:p>193.7664</text:p>
          </table:table-cell>
          <table:table-cell table:formula="of:=([.B81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([.A815]-[.F$2])^2" office:value-type="float" office:value="621.0064">
            <text:p>621.0064</text:p>
          </table:table-cell>
          <table:table-cell table:formula="of:=([.B81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16]-[.F$2])^2" office:value-type="float" office:value="25.8064">
            <text:p>25.8064</text:p>
          </table:table-cell>
          <table:table-cell table:formula="of:=([.B8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817]-[.F$2])^2" office:value-type="float" office:value="9.48639999999999">
            <text:p>9.4864</text:p>
          </table:table-cell>
          <table:table-cell table:formula="of:=([.B81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([.A818]-[.F$2])^2" office:value-type="float" office:value="15.3664">
            <text:p>15.3664</text:p>
          </table:table-cell>
          <table:table-cell table:formula="of:=([.B818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19]-[.F$2])^2" office:value-type="float" office:value="36.9664">
            <text:p>36.9664</text:p>
          </table:table-cell>
          <table:table-cell table:formula="of:=([.B81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([.A820]-[.F$2])^2" office:value-type="float" office:value="122.7664">
            <text:p>122.7664</text:p>
          </table:table-cell>
          <table:table-cell table:formula="of:=([.B820]-[.J$2])^2" office:value-type="float" office:value="88.529281">
            <text:p>88.52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821]-[.F$2])^2" office:value-type="float" office:value="0.846400000000003">
            <text:p>0.8464</text:p>
          </table:table-cell>
          <table:table-cell table:formula="of:=([.B82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([.A822]-[.F$2])^2" office:value-type="float" office:value="98.4064">
            <text:p>98.4064</text:p>
          </table:table-cell>
          <table:table-cell table:formula="of:=([.B822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A823]-[.F$2])^2" office:value-type="float" office:value="36.9664">
            <text:p>36.9664</text:p>
          </table:table-cell>
          <table:table-cell table:formula="of:=([.B823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24]-[.F$2])^2" office:value-type="float" office:value="50.1264">
            <text:p>50.1264</text:p>
          </table:table-cell>
          <table:table-cell table:formula="of:=([.B82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25]-[.F$2])^2" office:value-type="float" office:value="50.1264">
            <text:p>50.1264</text:p>
          </table:table-cell>
          <table:table-cell table:formula="of:=([.B82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6]-[.F$2])^2" office:value-type="float" office:value="25.8064">
            <text:p>25.8064</text:p>
          </table:table-cell>
          <table:table-cell table:formula="of:=([.B82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7]-[.F$2])^2" office:value-type="float" office:value="25.8064">
            <text:p>25.8064</text:p>
          </table:table-cell>
          <table:table-cell table:formula="of:=([.B82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36.9664">
            <text:p>36.9664</text:p>
          </table:table-cell>
          <table:table-cell table:formula="of:=([.B82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formula="of:=([.A829]-[.F$2])^2" office:value-type="float" office:value="142.0864">
            <text:p>142.0864</text:p>
          </table:table-cell>
          <table:table-cell table:formula="of:=([.B829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30]-[.F$2])^2" office:value-type="float" office:value="36.9664">
            <text:p>36.9664</text:p>
          </table:table-cell>
          <table:table-cell table:formula="of:=([.B83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831]-[.F$2])^2" office:value-type="float" office:value="1.1664">
            <text:p>1.1664</text:p>
          </table:table-cell>
          <table:table-cell table:formula="of:=([.B831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formula="of:=([.A832]-[.F$2])^2" office:value-type="float" office:value="16.6464">
            <text:p>16.6464</text:p>
          </table:table-cell>
          <table:table-cell table:formula="of:=([.B832]-[.J$2])^2" office:value-type="float" office:value="184.715281">
            <text:p>184.715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table:formula="of:=([.A833]-[.F$2])^2" office:value-type="float" office:value="357.9664">
            <text:p>357.9664</text:p>
          </table:table-cell>
          <table:table-cell table:formula="of:=([.B833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4]-[.F$2])^2" office:value-type="float" office:value="50.1264">
            <text:p>50.1264</text:p>
          </table:table-cell>
          <table:table-cell table:formula="of:=([.B83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5]-[.F$2])^2" office:value-type="float" office:value="36.9664">
            <text:p>36.9664</text:p>
          </table:table-cell>
          <table:table-cell table:formula="of:=([.B83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36]-[.F$2])^2" office:value-type="float" office:value="25.8064">
            <text:p>25.8064</text:p>
          </table:table-cell>
          <table:table-cell table:formula="of:=([.B83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([.A837]-[.F$2])^2" office:value-type="float" office:value="79.5664">
            <text:p>79.5664</text:p>
          </table:table-cell>
          <table:table-cell table:formula="of:=([.B837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A838]-[.F$2])^2" office:value-type="float" office:value="62.7264">
            <text:p>62.7264</text:p>
          </table:table-cell>
          <table:table-cell table:formula="of:=([.B838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39]-[.F$2])^2" office:value-type="float" office:value="50.1264">
            <text:p>50.1264</text:p>
          </table:table-cell>
          <table:table-cell table:formula="of:=([.B83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table:formula="of:=([.A840]-[.F$2])^2" office:value-type="float" office:value="396.8064">
            <text:p>396.8064</text:p>
          </table:table-cell>
          <table:table-cell table:formula="of:=([.B84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1]-[.F$2])^2" office:value-type="float" office:value="25.8064">
            <text:p>25.8064</text:p>
          </table:table-cell>
          <table:table-cell table:formula="of:=([.B84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42]-[.F$2])^2" office:value-type="float" office:value="50.1264">
            <text:p>50.1264</text:p>
          </table:table-cell>
          <table:table-cell table:formula="of:=([.B842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([.A843]-[.F$2])^2" office:value-type="float" office:value="166.9264">
            <text:p>166.9264</text:p>
          </table:table-cell>
          <table:table-cell table:formula="of:=([.B843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4]-[.F$2])^2" office:value-type="float" office:value="36.9664">
            <text:p>36.9664</text:p>
          </table:table-cell>
          <table:table-cell table:formula="of:=([.B84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45]-[.F$2])^2" office:value-type="float" office:value="25.8064">
            <text:p>25.8064</text:p>
          </table:table-cell>
          <table:table-cell table:formula="of:=([.B845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table:formula="of:=([.A846]-[.F$2])^2" office:value-type="float" office:value="3.68640000000001">
            <text:p>3.6864</text:p>
          </table:table-cell>
          <table:table-cell table:formula="of:=([.B846]-[.J$2])^2" office:value-type="float" office:value="654.899281">
            <text:p>654.89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847]-[.F$2])^2" office:value-type="float" office:value="0.846400000000003">
            <text:p>0.8464</text:p>
          </table:table-cell>
          <table:table-cell table:formula="of:=([.B847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48]-[.F$2])^2" office:value-type="float" office:value="36.9664">
            <text:p>36.9664</text:p>
          </table:table-cell>
          <table:table-cell table:formula="of:=([.B84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formula="of:=([.A849]-[.F$2])^2" office:value-type="float" office:value="62.7264">
            <text:p>62.7264</text:p>
          </table:table-cell>
          <table:table-cell table:formula="of:=([.B849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table:formula="of:=([.A850]-[.F$2])^2" office:value-type="float" office:value="779.5264">
            <text:p>779.5264</text:p>
          </table:table-cell>
          <table:table-cell table:formula="of:=([.B850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51]-[.F$2])^2" office:value-type="float" office:value="50.1264">
            <text:p>50.1264</text:p>
          </table:table-cell>
          <table:table-cell table:formula="of:=([.B85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36.9664">
            <text:p>36.9664</text:p>
          </table:table-cell>
          <table:table-cell table:formula="of:=([.B85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table:formula="of:=([.A853]-[.F$2])^2" office:value-type="float" office:value="15.3664">
            <text:p>15.3664</text:p>
          </table:table-cell>
          <table:table-cell table:formula="of:=([.B853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54]-[.F$2])^2" office:value-type="float" office:value="25.8064">
            <text:p>25.8064</text:p>
          </table:table-cell>
          <table:table-cell table:formula="of:=([.B85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55]-[.F$2])^2" office:value-type="float" office:value="36.9664">
            <text:p>36.9664</text:p>
          </table:table-cell>
          <table:table-cell table:formula="of:=([.B85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856]-[.F$2])^2" office:value-type="float" office:value="0.846400000000003">
            <text:p>0.8464</text:p>
          </table:table-cell>
          <table:table-cell table:formula="of:=([.B856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7]-[.F$2])^2" office:value-type="float" office:value="36.9664">
            <text:p>36.9664</text:p>
          </table:table-cell>
          <table:table-cell table:formula="of:=([.B85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58]-[.F$2])^2" office:value-type="float" office:value="36.9664">
            <text:p>36.9664</text:p>
          </table:table-cell>
          <table:table-cell table:formula="of:=([.B85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([.A859]-[.F$2])^2" office:value-type="float" office:value="65.2864">
            <text:p>65.2864</text:p>
          </table:table-cell>
          <table:table-cell table:formula="of:=([.B85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60]-[.F$2])^2" office:value-type="float" office:value="36.9664">
            <text:p>36.9664</text:p>
          </table:table-cell>
          <table:table-cell table:formula="of:=([.B86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formula="of:=([.A861]-[.F$2])^2" office:value-type="float" office:value="15.3664">
            <text:p>15.3664</text:p>
          </table:table-cell>
          <table:table-cell table:formula="of:=([.B861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table:formula="of:=([.A862]-[.F$2])^2" office:value-type="float" office:value="222.6064">
            <text:p>222.6064</text:p>
          </table:table-cell>
          <table:table-cell table:formula="of:=([.B86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863]-[.F$2])^2" office:value-type="float" office:value="79.5664">
            <text:p>79.5664</text:p>
          </table:table-cell>
          <table:table-cell table:formula="of:=([.B86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864]-[.F$2])^2" office:value-type="float" office:value="36.9664">
            <text:p>36.9664</text:p>
          </table:table-cell>
          <table:table-cell table:formula="of:=([.B86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65]-[.F$2])^2" office:value-type="float" office:value="16.6464">
            <text:p>16.6464</text:p>
          </table:table-cell>
          <table:table-cell table:formula="of:=([.B86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([.A866]-[.F$2])^2" office:value-type="float" office:value="24.2064">
            <text:p>24.2064</text:p>
          </table:table-cell>
          <table:table-cell table:formula="of:=([.B866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67]-[.F$2])^2" office:value-type="float" office:value="25.8064">
            <text:p>25.8064</text:p>
          </table:table-cell>
          <table:table-cell table:formula="of:=([.B86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([.A868]-[.F$2])^2" office:value-type="float" office:value="47.8864">
            <text:p>47.8864</text:p>
          </table:table-cell>
          <table:table-cell table:formula="of:=([.B868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869]-[.F$2])^2" office:value-type="float" office:value="3.68640000000001">
            <text:p>3.6864</text:p>
          </table:table-cell>
          <table:table-cell table:formula="of:=([.B869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([.A870]-[.F$2])^2" office:value-type="float" office:value="98.4064">
            <text:p>98.4064</text:p>
          </table:table-cell>
          <table:table-cell table:formula="of:=([.B870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871]-[.F$2])^2" office:value-type="float" office:value="79.5664">
            <text:p>79.5664</text:p>
          </table:table-cell>
          <table:table-cell table:formula="of:=([.B87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72]-[.F$2])^2" office:value-type="float" office:value="50.1264">
            <text:p>50.1264</text:p>
          </table:table-cell>
          <table:table-cell table:formula="of:=([.B87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73]-[.F$2])^2" office:value-type="float" office:value="36.9664">
            <text:p>36.9664</text:p>
          </table:table-cell>
          <table:table-cell table:formula="of:=([.B87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table:formula="of:=([.A874]-[.F$2])^2" office:value-type="float" office:value="621.0064">
            <text:p>621.0064</text:p>
          </table:table-cell>
          <table:table-cell table:formula="of:=([.B874]-[.J$2])^2" office:value-type="float" office:value="510.353281">
            <text:p>510.35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75]-[.F$2])^2" office:value-type="float" office:value="25.8064">
            <text:p>25.8064</text:p>
          </table:table-cell>
          <table:table-cell table:formula="of:=([.B875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50.1264">
            <text:p>50.1264</text:p>
          </table:table-cell>
          <table:table-cell table:formula="of:=([.B87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77]-[.F$2])^2" office:value-type="float" office:value="50.1264">
            <text:p>50.1264</text:p>
          </table:table-cell>
          <table:table-cell table:formula="of:=([.B87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78]-[.F$2])^2" office:value-type="float" office:value="4.32639999999999">
            <text:p>4.3264</text:p>
          </table:table-cell>
          <table:table-cell table:formula="of:=([.B8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([.A879]-[.F$2])^2" office:value-type="float" office:value="357.9664">
            <text:p>357.9664</text:p>
          </table:table-cell>
          <table:table-cell table:formula="of:=([.B87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table:formula="of:=([.A880]-[.F$2])^2" office:value-type="float" office:value="621.0064">
            <text:p>621.0064</text:p>
          </table:table-cell>
          <table:table-cell table:formula="of:=([.B880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81]-[.F$2])^2" office:value-type="float" office:value="8.52640000000001">
            <text:p>8.5264</text:p>
          </table:table-cell>
          <table:table-cell table:formula="of:=([.B88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79.5664">
            <text:p>79.5664</text:p>
          </table:table-cell>
          <table:table-cell table:formula="of:=([.B88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883]-[.F$2])^2" office:value-type="float" office:value="15.3664">
            <text:p>15.3664</text:p>
          </table:table-cell>
          <table:table-cell table:formula="of:=([.B883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884]-[.F$2])^2" office:value-type="float" office:value="0.846400000000003">
            <text:p>0.8464</text:p>
          </table:table-cell>
          <table:table-cell table:formula="of:=([.B88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([.A885]-[.F$2])^2" office:value-type="float" office:value="79.5664">
            <text:p>79.5664</text:p>
          </table:table-cell>
          <table:table-cell table:formula="of:=([.B885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table:formula="of:=([.A886]-[.F$2])^2" office:value-type="float" office:value="572.1664">
            <text:p>572.1664</text:p>
          </table:table-cell>
          <table:table-cell table:formula="of:=([.B886]-[.J$2])^2" office:value-type="float" office:value="423.989281">
            <text:p>423.989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table:formula="of:=([.A887]-[.F$2])^2" office:value-type="float" office:value="321.1264">
            <text:p>321.1264</text:p>
          </table:table-cell>
          <table:table-cell table:formula="of:=([.B887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([.A888]-[.F$2])^2" office:value-type="float" office:value="47.8864">
            <text:p>47.8864</text:p>
          </table:table-cell>
          <table:table-cell table:formula="of:=([.B888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([.A889]-[.F$2])^2" office:value-type="float" office:value="0.00639999999999973">
            <text:p>0.0064</text:p>
          </table:table-cell>
          <table:table-cell table:formula="of:=([.B889]-[.J$2])^2" office:value-type="float" office:value="57.623281">
            <text:p>57.623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0]-[.F$2])^2" office:value-type="float" office:value="50.1264">
            <text:p>50.1264</text:p>
          </table:table-cell>
          <table:table-cell table:formula="of:=([.B890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891]-[.F$2])^2" office:value-type="float" office:value="25.8064">
            <text:p>25.8064</text:p>
          </table:table-cell>
          <table:table-cell table:formula="of:=([.B89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2]-[.F$2])^2" office:value-type="float" office:value="25.8064">
            <text:p>25.8064</text:p>
          </table:table-cell>
          <table:table-cell table:formula="of:=([.B892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3]-[.F$2])^2" office:value-type="float" office:value="25.8064">
            <text:p>25.8064</text:p>
          </table:table-cell>
          <table:table-cell table:formula="of:=([.B8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([.A894]-[.F$2])^2" office:value-type="float" office:value="119.2464">
            <text:p>119.2464</text:p>
          </table:table-cell>
          <table:table-cell table:formula="of:=([.B89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95]-[.F$2])^2" office:value-type="float" office:value="50.1264">
            <text:p>50.1264</text:p>
          </table:table-cell>
          <table:table-cell table:formula="of:=([.B89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table:formula="of:=([.A896]-[.F$2])^2" office:value-type="float" office:value="24.2064">
            <text:p>24.2064</text:p>
          </table:table-cell>
          <table:table-cell table:formula="of:=([.B896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97]-[.F$2])^2" office:value-type="float" office:value="25.8064">
            <text:p>25.8064</text:p>
          </table:table-cell>
          <table:table-cell table:formula="of:=([.B89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([.A898]-[.F$2])^2" office:value-type="float" office:value="9.48639999999999">
            <text:p>9.4864</text:p>
          </table:table-cell>
          <table:table-cell table:formula="of:=([.B898]-[.J$2])^2" office:value-type="float" office:value="0.349281000000001">
            <text:p>0.349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table:formula="of:=([.A899]-[.F$2])^2" office:value-type="float" office:value="396.8064">
            <text:p>396.8064</text:p>
          </table:table-cell>
          <table:table-cell table:formula="of:=([.B899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table:formula="of:=([.A900]-[.F$2])^2" office:value-type="float" office:value="16.6464">
            <text:p>16.6464</text:p>
          </table:table-cell>
          <table:table-cell table:formula="of:=([.B900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01]-[.F$2])^2" office:value-type="float" office:value="25.8064">
            <text:p>25.8064</text:p>
          </table:table-cell>
          <table:table-cell table:formula="of:=([.B90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902]-[.F$2])^2" office:value-type="float" office:value="35.0464">
            <text:p>35.0464</text:p>
          </table:table-cell>
          <table:table-cell table:formula="of:=([.B90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formula="of:=([.A903]-[.F$2])^2" office:value-type="float" office:value="79.5664">
            <text:p>79.5664</text:p>
          </table:table-cell>
          <table:table-cell table:formula="of:=([.B90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904]-[.F$2])^2" office:value-type="float" office:value="65.2864">
            <text:p>65.2864</text:p>
          </table:table-cell>
          <table:table-cell table:formula="of:=([.B904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([.A905]-[.F$2])^2" office:value-type="float" office:value="16.6464">
            <text:p>16.6464</text:p>
          </table:table-cell>
          <table:table-cell table:formula="of:=([.B90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([.A906]-[.F$2])^2" office:value-type="float" office:value="119.2464">
            <text:p>119.2464</text:p>
          </table:table-cell>
          <table:table-cell table:formula="of:=([.B906]-[.J$2])^2" office:value-type="float" office:value="604.717281">
            <text:p>604.717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07]-[.F$2])^2" office:value-type="float" office:value="4.32639999999999">
            <text:p>4.3264</text:p>
          </table:table-cell>
          <table:table-cell table:formula="of:=([.B907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908]-[.F$2])^2" office:value-type="float" office:value="1.1664">
            <text:p>1.1664</text:p>
          </table:table-cell>
          <table:table-cell table:formula="of:=([.B908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09]-[.F$2])^2" office:value-type="float" office:value="0.846400000000003">
            <text:p>0.8464</text:p>
          </table:table-cell>
          <table:table-cell table:formula="of:=([.B90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10]-[.F$2])^2" office:value-type="float" office:value="4.32639999999999">
            <text:p>4.3264</text:p>
          </table:table-cell>
          <table:table-cell table:formula="of:=([.B91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911]-[.F$2])^2" office:value-type="float" office:value="15.3664">
            <text:p>15.3664</text:p>
          </table:table-cell>
          <table:table-cell table:formula="of:=([.B911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table:formula="of:=([.A912]-[.F$2])^2" office:value-type="float" office:value="779.5264">
            <text:p>779.5264</text:p>
          </table:table-cell>
          <table:table-cell table:formula="of:=([.B912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formula="of:=([.A913]-[.F$2])^2" office:value-type="float" office:value="321.1264">
            <text:p>321.1264</text:p>
          </table:table-cell>
          <table:table-cell table:formula="of:=([.B91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table:formula="of:=([.A914]-[.F$2])^2" office:value-type="float" office:value="98.4064">
            <text:p>98.4064</text:p>
          </table:table-cell>
          <table:table-cell table:formula="of:=([.B914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5]-[.F$2])^2" office:value-type="float" office:value="36.9664">
            <text:p>36.9664</text:p>
          </table:table-cell>
          <table:table-cell table:formula="of:=([.B91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table:formula="of:=([.A916]-[.F$2])^2" office:value-type="float" office:value="98.4064">
            <text:p>98.4064</text:p>
          </table:table-cell>
          <table:table-cell table:formula="of:=([.B91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7]-[.F$2])^2" office:value-type="float" office:value="36.9664">
            <text:p>36.9664</text:p>
          </table:table-cell>
          <table:table-cell table:formula="of:=([.B91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([.A918]-[.F$2])^2" office:value-type="float" office:value="8.52640000000001">
            <text:p>8.5264</text:p>
          </table:table-cell>
          <table:table-cell table:formula="of:=([.B918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9]-[.F$2])^2" office:value-type="float" office:value="36.9664">
            <text:p>36.9664</text:p>
          </table:table-cell>
          <table:table-cell table:formula="of:=([.B91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formula="of:=([.A920]-[.F$2])^2" office:value-type="float" office:value="222.6064">
            <text:p>222.6064</text:p>
          </table:table-cell>
          <table:table-cell table:formula="of:=([.B920]-[.J$2])^2" office:value-type="float" office:value="556.535281">
            <text:p>556.535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table:formula="of:=([.A921]-[.F$2])^2" office:value-type="float" office:value="396.8064">
            <text:p>396.8064</text:p>
          </table:table-cell>
          <table:table-cell table:formula="of:=([.B921]-[.J$2])^2" office:value-type="float" office:value="73.805281">
            <text:p>73.80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22]-[.F$2])^2" office:value-type="float" office:value="25.8064">
            <text:p>25.8064</text:p>
          </table:table-cell>
          <table:table-cell table:formula="of:=([.B92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23]-[.F$2])^2" office:value-type="float" office:value="36.9664">
            <text:p>36.9664</text:p>
          </table:table-cell>
          <table:table-cell table:formula="of:=([.B92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([.A924]-[.F$2])^2" office:value-type="float" office:value="3.68640000000001">
            <text:p>3.6864</text:p>
          </table:table-cell>
          <table:table-cell table:formula="of:=([.B924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25]-[.F$2])^2" office:value-type="float" office:value="36.9664">
            <text:p>36.9664</text:p>
          </table:table-cell>
          <table:table-cell table:formula="of:=([.B925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26]-[.F$2])^2" office:value-type="float" office:value="50.1264">
            <text:p>50.1264</text:p>
          </table:table-cell>
          <table:table-cell table:formula="of:=([.B92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4.32639999999999">
            <text:p>4.3264</text:p>
          </table:table-cell>
          <table:table-cell table:formula="of:=([.B927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formula="of:=([.A928]-[.F$2])^2" office:value-type="float" office:value="62.7264">
            <text:p>62.7264</text:p>
          </table:table-cell>
          <table:table-cell table:formula="of:=([.B92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29]-[.F$2])^2" office:value-type="float" office:value="36.9664">
            <text:p>36.9664</text:p>
          </table:table-cell>
          <table:table-cell table:formula="of:=([.B92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([.A930]-[.F$2])^2" office:value-type="float" office:value="24.2064">
            <text:p>24.2064</text:p>
          </table:table-cell>
          <table:table-cell table:formula="of:=([.B930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31]-[.F$2])^2" office:value-type="float" office:value="25.8064">
            <text:p>25.8064</text:p>
          </table:table-cell>
          <table:table-cell table:formula="of:=([.B931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([.A932]-[.F$2])^2" office:value-type="float" office:value="122.7664">
            <text:p>122.7664</text:p>
          </table:table-cell>
          <table:table-cell table:formula="of:=([.B932]-[.J$2])^2" office:value-type="float" office:value="54.893281">
            <text:p>54.893281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table:formula="of:=([.A933]-[.F$2])^2" office:value-type="float" office:value="357.9664">
            <text:p>357.9664</text:p>
          </table:table-cell>
          <table:table-cell table:formula="of:=([.B933]-[.J$2])^2" office:value-type="float" office:value="21.077281">
            <text:p>21.07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36.9664">
            <text:p>36.9664</text:p>
          </table:table-cell>
          <table:table-cell table:formula="of:=([.B93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935]-[.F$2])^2" office:value-type="float" office:value="15.3664">
            <text:p>15.3664</text:p>
          </table:table-cell>
          <table:table-cell table:formula="of:=([.B93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36]-[.F$2])^2" office:value-type="float" office:value="50.1264">
            <text:p>50.1264</text:p>
          </table:table-cell>
          <table:table-cell table:formula="of:=([.B93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37]-[.F$2])^2" office:value-type="float" office:value="8.52640000000001">
            <text:p>8.5264</text:p>
          </table:table-cell>
          <table:table-cell table:formula="of:=([.B93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8]-[.F$2])^2" office:value-type="float" office:value="36.9664">
            <text:p>36.9664</text:p>
          </table:table-cell>
          <table:table-cell table:formula="of:=([.B93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39]-[.F$2])^2" office:value-type="float" office:value="36.9664">
            <text:p>36.9664</text:p>
          </table:table-cell>
          <table:table-cell table:formula="of:=([.B939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formula="of:=([.A940]-[.F$2])^2" office:value-type="float" office:value="0.846400000000003">
            <text:p>0.8464</text:p>
          </table:table-cell>
          <table:table-cell table:formula="of:=([.B940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41]-[.F$2])^2" office:value-type="float" office:value="36.9664">
            <text:p>36.9664</text:p>
          </table:table-cell>
          <table:table-cell table:formula="of:=([.B94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([.A942]-[.F$2])^2" office:value-type="float" office:value="0.846400000000003">
            <text:p>0.8464</text:p>
          </table:table-cell>
          <table:table-cell table:formula="of:=([.B942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43]-[.F$2])^2" office:value-type="float" office:value="16.6464">
            <text:p>16.6464</text:p>
          </table:table-cell>
          <table:table-cell table:formula="of:=([.B943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44]-[.F$2])^2" office:value-type="float" office:value="36.9664">
            <text:p>36.9664</text:p>
          </table:table-cell>
          <table:table-cell table:formula="of:=([.B944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45]-[.F$2])^2" office:value-type="float" office:value="50.1264">
            <text:p>50.1264</text:p>
          </table:table-cell>
          <table:table-cell table:formula="of:=([.B94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table:formula="of:=([.A946]-[.F$2])^2" office:value-type="float" office:value="3.68640000000001">
            <text:p>3.6864</text:p>
          </table:table-cell>
          <table:table-cell table:formula="of:=([.B946]-[.J$2])^2" office:value-type="float" office:value="212.897281">
            <text:p>212.89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47]-[.F$2])^2" office:value-type="float" office:value="25.8064">
            <text:p>25.8064</text:p>
          </table:table-cell>
          <table:table-cell table:formula="of:=([.B94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table:formula="of:=([.A948]-[.F$2])^2" office:value-type="float" office:value="16.6464">
            <text:p>16.6464</text:p>
          </table:table-cell>
          <table:table-cell table:formula="of:=([.B948]-[.J$2])^2" office:value-type="float" office:value="158.533281">
            <text:p>158.53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49]-[.F$2])^2" office:value-type="float" office:value="36.9664">
            <text:p>36.9664</text:p>
          </table:table-cell>
          <table:table-cell table:formula="of:=([.B94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0]-[.F$2])^2" office:value-type="float" office:value="25.8064">
            <text:p>25.8064</text:p>
          </table:table-cell>
          <table:table-cell table:formula="of:=([.B95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951]-[.F$2])^2" office:value-type="float" office:value="8.52640000000001">
            <text:p>8.5264</text:p>
          </table:table-cell>
          <table:table-cell table:formula="of:=([.B951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52]-[.F$2])^2" office:value-type="float" office:value="16.6464">
            <text:p>16.6464</text:p>
          </table:table-cell>
          <table:table-cell table:formula="of:=([.B952]-[.J$2])^2" office:value-type="float" office:value="41.075281">
            <text:p>41.07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53]-[.F$2])^2" office:value-type="float" office:value="50.1264">
            <text:p>50.1264</text:p>
          </table:table-cell>
          <table:table-cell table:formula="of:=([.B95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54]-[.F$2])^2" office:value-type="float" office:value="25.8064">
            <text:p>25.8064</text:p>
          </table:table-cell>
          <table:table-cell table:formula="of:=([.B954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955]-[.F$2])^2" office:value-type="float" office:value="0.00639999999999973">
            <text:p>0.0064</text:p>
          </table:table-cell>
          <table:table-cell table:formula="of:=([.B95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56]-[.F$2])^2" office:value-type="float" office:value="36.9664">
            <text:p>36.9664</text:p>
          </table:table-cell>
          <table:table-cell table:formula="of:=([.B95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57]-[.F$2])^2" office:value-type="float" office:value="36.9664">
            <text:p>36.9664</text:p>
          </table:table-cell>
          <table:table-cell table:formula="of:=([.B95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([.A958]-[.F$2])^2" office:value-type="float" office:value="15.3664">
            <text:p>15.3664</text:p>
          </table:table-cell>
          <table:table-cell table:formula="of:=([.B958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table:formula="of:=([.A959]-[.F$2])^2" office:value-type="float" office:value="142.0864">
            <text:p>142.0864</text:p>
          </table:table-cell>
          <table:table-cell table:formula="of:=([.B959]-[.J$2])^2" office:value-type="float" office:value="2.531281">
            <text:p>2.531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A960]-[.F$2])^2" office:value-type="float" office:value="0.846400000000003">
            <text:p>0.8464</text:p>
          </table:table-cell>
          <table:table-cell table:formula="of:=([.B960]-[.J$2])^2" office:value-type="float" office:value="275.261281">
            <text:p>275.2612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formula="of:=([.A961]-[.F$2])^2" office:value-type="float" office:value="9.48639999999999">
            <text:p>9.4864</text:p>
          </table:table-cell>
          <table:table-cell table:formula="of:=([.B961]-[.J$2])^2" office:value-type="float" office:value="243.079281">
            <text:p>243.07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62]-[.F$2])^2" office:value-type="float" office:value="25.8064">
            <text:p>25.8064</text:p>
          </table:table-cell>
          <table:table-cell table:formula="of:=([.B962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([.A963]-[.F$2])^2" office:value-type="float" office:value="0.00639999999999973">
            <text:p>0.0064</text:p>
          </table:table-cell>
          <table:table-cell table:formula="of:=([.B963]-[.J$2])^2" office:value-type="float" office:value="112.169281">
            <text:p>112.169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64]-[.F$2])^2" office:value-type="float" office:value="16.6464">
            <text:p>16.6464</text:p>
          </table:table-cell>
          <table:table-cell table:formula="of:=([.B964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([.A965]-[.F$2])^2" office:value-type="float" office:value="142.0864">
            <text:p>142.0864</text:p>
          </table:table-cell>
          <table:table-cell table:formula="of:=([.B96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66]-[.F$2])^2" office:value-type="float" office:value="50.1264">
            <text:p>50.1264</text:p>
          </table:table-cell>
          <table:table-cell table:formula="of:=([.B96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table:formula="of:=([.A967]-[.F$2])^2" office:value-type="float" office:value="62.7264">
            <text:p>62.7264</text:p>
          </table:table-cell>
          <table:table-cell table:formula="of:=([.B96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68]-[.F$2])^2" office:value-type="float" office:value="36.9664">
            <text:p>36.9664</text:p>
          </table:table-cell>
          <table:table-cell table:formula="of:=([.B96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69]-[.F$2])^2" office:value-type="float" office:value="25.8064">
            <text:p>25.8064</text:p>
          </table:table-cell>
          <table:table-cell table:formula="of:=([.B96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25.8064">
            <text:p>25.8064</text:p>
          </table:table-cell>
          <table:table-cell table:formula="of:=([.B97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71]-[.F$2])^2" office:value-type="float" office:value="50.1264">
            <text:p>50.1264</text:p>
          </table:table-cell>
          <table:table-cell table:formula="of:=([.B97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formula="of:=([.A972]-[.F$2])^2" office:value-type="float" office:value="9.48639999999999">
            <text:p>9.4864</text:p>
          </table:table-cell>
          <table:table-cell table:formula="of:=([.B972]-[.J$2])^2" office:value-type="float" office:value="6.71328100000001">
            <text:p>6.713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3]-[.F$2])^2" office:value-type="float" office:value="25.8064">
            <text:p>25.8064</text:p>
          </table:table-cell>
          <table:table-cell table:formula="of:=([.B97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table:formula="of:=([.A974]-[.F$2])^2" office:value-type="float" office:value="321.1264">
            <text:p>321.1264</text:p>
          </table:table-cell>
          <table:table-cell table:formula="of:=([.B974]-[.J$2])^2" office:value-type="float" office:value="31.259281">
            <text:p>31.259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([.A975]-[.F$2])^2" office:value-type="float" office:value="25.8064">
            <text:p>25.8064</text:p>
          </table:table-cell>
          <table:table-cell table:formula="of:=([.B975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([.A976]-[.F$2])^2" office:value-type="float" office:value="82.4464">
            <text:p>82.4464</text:p>
          </table:table-cell>
          <table:table-cell table:formula="of:=([.B976]-[.J$2])^2" office:value-type="float" office:value="70.711281">
            <text:p>70.71128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formula="of:=([.A977]-[.F$2])^2" office:value-type="float" office:value="101.6064">
            <text:p>101.6064</text:p>
          </table:table-cell>
          <table:table-cell table:formula="of:=([.B977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978]-[.F$2])^2" office:value-type="float" office:value="1.1664">
            <text:p>1.1664</text:p>
          </table:table-cell>
          <table:table-cell table:formula="of:=([.B978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979]-[.F$2])^2" office:value-type="float" office:value="16.6464">
            <text:p>16.6464</text:p>
          </table:table-cell>
          <table:table-cell table:formula="of:=([.B979]-[.J$2])^2" office:value-type="float" office:value="5.803281">
            <text:p>5.803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980]-[.F$2])^2" office:value-type="float" office:value="36.9664">
            <text:p>36.9664</text:p>
          </table:table-cell>
          <table:table-cell table:formula="of:=([.B980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50.1264">
            <text:p>50.1264</text:p>
          </table:table-cell>
          <table:table-cell table:formula="of:=([.B981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82]-[.F$2])^2" office:value-type="float" office:value="4.32639999999999">
            <text:p>4.3264</text:p>
          </table:table-cell>
          <table:table-cell table:formula="of:=([.B982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983]-[.F$2])^2" office:value-type="float" office:value="36.9664">
            <text:p>36.9664</text:p>
          </table:table-cell>
          <table:table-cell table:formula="of:=([.B983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84]-[.F$2])^2" office:value-type="float" office:value="50.1264">
            <text:p>50.1264</text:p>
          </table:table-cell>
          <table:table-cell table:formula="of:=([.B984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formula="of:=([.A985]-[.F$2])^2" office:value-type="float" office:value="119.2464">
            <text:p>119.2464</text:p>
          </table:table-cell>
          <table:table-cell table:formula="of:=([.B985]-[.J$2])^2" office:value-type="float" office:value="12.895281">
            <text:p>12.895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6]-[.F$2])^2" office:value-type="float" office:value="25.8064">
            <text:p>25.8064</text:p>
          </table:table-cell>
          <table:table-cell table:formula="of:=([.B986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formula="of:=([.A987]-[.F$2])^2" office:value-type="float" office:value="36.9664">
            <text:p>36.9664</text:p>
          </table:table-cell>
          <table:table-cell table:formula="of:=([.B987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formula="of:=([.A988]-[.F$2])^2" office:value-type="float" office:value="286.2864">
            <text:p>286.2864</text:p>
          </table:table-cell>
          <table:table-cell table:formula="of:=([.B988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89]-[.F$2])^2" office:value-type="float" office:value="50.1264">
            <text:p>50.1264</text:p>
          </table:table-cell>
          <table:table-cell table:formula="of:=([.B989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90]-[.F$2])^2" office:value-type="float" office:value="36.9664">
            <text:p>36.9664</text:p>
          </table:table-cell>
          <table:table-cell table:formula="of:=([.B990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table:formula="of:=([.A991]-[.F$2])^2" office:value-type="float" office:value="119.2464">
            <text:p>119.2464</text:p>
          </table:table-cell>
          <table:table-cell table:formula="of:=([.B991]-[.J$2])^2" office:value-type="float" office:value="1.985281">
            <text:p>1.985281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table:formula="of:=([.A992]-[.F$2])^2" office:value-type="float" office:value="286.2864">
            <text:p>286.2864</text:p>
          </table:table-cell>
          <table:table-cell table:formula="of:=([.B992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993]-[.F$2])^2" office:value-type="float" office:value="8.52640000000001">
            <text:p>8.5264</text:p>
          </table:table-cell>
          <table:table-cell table:formula="of:=([.B993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formula="of:=([.A994]-[.F$2])^2" office:value-type="float" office:value="396.8064">
            <text:p>396.8064</text:p>
          </table:table-cell>
          <table:table-cell table:formula="of:=([.B994]-[.J$2])^2" office:value-type="float" office:value="43.441281">
            <text:p>43.44128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995]-[.F$2])^2" office:value-type="float" office:value="79.5664">
            <text:p>79.5664</text:p>
          </table:table-cell>
          <table:table-cell table:formula="of:=([.B995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996]-[.F$2])^2" office:value-type="float" office:value="25.8064">
            <text:p>25.8064</text:p>
          </table:table-cell>
          <table:table-cell table:formula="of:=([.B996]-[.J$2])^2" office:value-type="float" office:value="11.621281">
            <text:p>11.62128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formula="of:=([.A997]-[.F$2])^2" office:value-type="float" office:value="119.2464">
            <text:p>119.2464</text:p>
          </table:table-cell>
          <table:table-cell table:formula="of:=([.B997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998]-[.F$2])^2" office:value-type="float" office:value="50.1264">
            <text:p>50.1264</text:p>
          </table:table-cell>
          <table:table-cell table:formula="of:=([.B998]-[.J$2])^2" office:value-type="float" office:value="29.257281">
            <text:p>29.25728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0.846400000000003">
            <text:p>0.8464</text:p>
          </table:table-cell>
          <table:table-cell table:formula="of:=([.B999]-[.J$2])^2" office:value-type="float" office:value="19.439281">
            <text:p>19.43928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([.A1000]-[.F$2])^2" office:value-type="float" office:value="15.3664">
            <text:p>15.3664</text:p>
          </table:table-cell>
          <table:table-cell table:formula="of:=([.B1000]-[.J$2])^2" office:value-type="float" office:value="43.441281">
            <text:p>43.44128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5:02</dc:date>
    <meta:generator>LibreOffice/3.4$Linux LibreOffice_project/340m1$Build-1206</meta:generator>
    <meta:editing-duration>PT20H49M32S</meta:editing-duration>
    <meta:editing-cycles>2</meta:editing-cycles>
    <meta:document-statistic meta:table-count="1" meta:cell-count="4008" meta:object-count="0"/>
  </office:meta>
</office:document-meta>
</file>